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528900" table:style-name="ce5">
            <text:p>1.528.900</text:p>
          </table:table-cell>
          <table:table-cell office:value-type="float" office:value="333500" table:style-name="ce5">
            <text:p>333.500</text:p>
          </table:table-cell>
          <table:table-cell office:value-type="float" office:value="13316870" table:style-name="ce6">
            <text:p>13.316.870</text:p>
          </table:table-cell>
          <table:table-cell office:value-type="float" office:value="12626160" table:style-name="ce6">
            <text:p>12.626.160</text:p>
          </table:table-cell>
          <table:table-cell office:value-type="percentage" office:value="0.94813270685979512" table:style-name="ce7">
            <text:p>94,8%</text:p>
          </table:table-cell>
          <table:table-cell office:value-type="float" office:value="6768994" table:style-name="ce5">
            <text:p>6.768.994</text:p>
          </table:table-cell>
          <table:table-cell office:value-type="float" office:value="6556961" table:style-name="ce5">
            <text:p>6.556.961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31845" table:style-name="ce5">
            <text:p>1.531.8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36845" table:style-name="ce6">
            <text:p>2.136.845</text:p>
          </table:table-cell>
          <table:table-cell office:value-type="float" office:value="1961652" table:style-name="ce6">
            <text:p>1.961.652</text:p>
          </table:table-cell>
          <table:table-cell office:value-type="percentage" office:value="0.91801323914462674" table:style-name="ce7">
            <text:p>91,8%</text:p>
          </table:table-cell>
          <table:table-cell office:value-type="float" office:value="1057344" table:style-name="ce5">
            <text:p>1.057.344</text:p>
          </table:table-cell>
          <table:table-cell office:value-type="float" office:value="1028833" table:style-name="ce5">
            <text:p>1.028.833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3000" table:style-name="ce5">
            <text:p>43.000</text:p>
          </table:table-cell>
          <table:table-cell office:value-type="float" office:value="1641265" table:style-name="ce6">
            <text:p>1.641.265</text:p>
          </table:table-cell>
          <table:table-cell office:value-type="float" office:value="1654236" table:style-name="ce6">
            <text:p>1.654.236</text:p>
          </table:table-cell>
          <table:table-cell office:value-type="percentage" office:value="1.0079030503910094" table:style-name="ce7">
            <text:p>100,8%</text:p>
          </table:table-cell>
          <table:table-cell office:value-type="float" office:value="870655" table:style-name="ce5">
            <text:p>870.655</text:p>
          </table:table-cell>
          <table:table-cell office:value-type="float" office:value="856290" table:style-name="ce5">
            <text:p>856.290</text:p>
          </table:table-cell>
          <table:table-cell office:value-type="date" office:date-value="2021-09-25T00:00:00" table:style-name="ce8">
            <text:p>2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72911" table:style-name="ce6">
            <text:p>1.572.911</text:p>
          </table:table-cell>
          <table:table-cell office:value-type="percentage" office:value="0.83167799074686055" table:style-name="ce7">
            <text:p>83,2%</text:p>
          </table:table-cell>
          <table:table-cell office:value-type="float" office:value="844590" table:style-name="ce5">
            <text:p>844.590</text:p>
          </table:table-cell>
          <table:table-cell office:value-type="float" office:value="820127" table:style-name="ce5">
            <text:p>820.127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099511" table:style-name="ce6">
            <text:p>3.099.511</text:p>
          </table:table-cell>
          <table:table-cell office:value-type="percentage" office:value="0.8798330324397361" table:style-name="ce7">
            <text:p>88,0%</text:p>
          </table:table-cell>
          <table:table-cell office:value-type="float" office:value="1659176" table:style-name="ce5">
            <text:p>1.659.176</text:p>
          </table:table-cell>
          <table:table-cell office:value-type="float" office:value="1607472" table:style-name="ce5">
            <text:p>1.607.472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727305" table:style-name="ce5">
            <text:p>727.30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92355" table:style-name="ce6">
            <text:p>992.355</text:p>
          </table:table-cell>
          <table:table-cell office:value-type="float" office:value="898987" table:style-name="ce6">
            <text:p>898.987</text:p>
          </table:table-cell>
          <table:table-cell office:value-type="percentage" office:value="0.90591270261146462" table:style-name="ce7">
            <text:p>90,6%</text:p>
          </table:table-cell>
          <table:table-cell office:value-type="float" office:value="477379" table:style-name="ce5">
            <text:p>477.379</text:p>
          </table:table-cell>
          <table:table-cell office:value-type="float" office:value="463996" table:style-name="ce5">
            <text:p>463.996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90785" table:style-name="ce5">
            <text:p>2.890.78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86585" table:style-name="ce6">
            <text:p>3.886.585</text:p>
          </table:table-cell>
          <table:table-cell office:value-type="float" office:value="3702060" table:style-name="ce6">
            <text:p>3.702.060</text:p>
          </table:table-cell>
          <table:table-cell office:value-type="percentage" office:value="0.95252258730993922" table:style-name="ce7">
            <text:p>95,3%</text:p>
          </table:table-cell>
          <table:table-cell office:value-type="float" office:value="1986421" table:style-name="ce5">
            <text:p>1.986.421</text:p>
          </table:table-cell>
          <table:table-cell office:value-type="float" office:value="1936688" table:style-name="ce5">
            <text:p>1.936.688</text:p>
          </table:table-cell>
          <table:table-cell office:value-type="date" office:date-value="2021-09-25T00:00:00" table:style-name="ce8">
            <text:p>2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309445" table:style-name="ce5">
            <text:p>2.309.44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99375" table:style-name="ce5">
            <text:p>99.375</text:p>
          </table:table-cell>
          <table:table-cell office:value-type="float" office:value="3267320" table:style-name="ce6">
            <text:p>3.267.320</text:p>
          </table:table-cell>
          <table:table-cell office:value-type="float" office:value="2970136" table:style-name="ce6">
            <text:p>2.970.136</text:p>
          </table:table-cell>
          <table:table-cell office:value-type="percentage" office:value="0.90904349742296442" table:style-name="ce7">
            <text:p>90,9%</text:p>
          </table:table-cell>
          <table:table-cell office:value-type="float" office:value="1604054" table:style-name="ce5">
            <text:p>1.604.054</text:p>
          </table:table-cell>
          <table:table-cell office:value-type="float" office:value="1530861" table:style-name="ce5">
            <text:p>1.530.861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874810" table:style-name="ce6">
            <text:p>10.874.810</text:p>
          </table:table-cell>
          <table:table-cell office:value-type="percentage" office:value="0.91666814179059819" table:style-name="ce7">
            <text:p>91,7%</text:p>
          </table:table-cell>
          <table:table-cell office:value-type="float" office:value="5877037" table:style-name="ce5">
            <text:p>5.877.037</text:p>
          </table:table-cell>
          <table:table-cell office:value-type="float" office:value="5677608" table:style-name="ce5">
            <text:p>5.677.608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97540" table:style-name="ce5">
            <text:p>5.797.54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88540" table:style-name="ce6">
            <text:p>8.088.540</text:p>
          </table:table-cell>
          <table:table-cell office:value-type="float" office:value="7525039" table:style-name="ce6">
            <text:p>7.525.039</text:p>
          </table:table-cell>
          <table:table-cell office:value-type="percentage" office:value="0.93033340998499114" table:style-name="ce7">
            <text:p>93,0%</text:p>
          </table:table-cell>
          <table:table-cell office:value-type="float" office:value="4044812" table:style-name="ce5">
            <text:p>4.044.812</text:p>
          </table:table-cell>
          <table:table-cell office:value-type="float" office:value="3931121" table:style-name="ce5">
            <text:p>3.931.121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26825" table:style-name="ce5">
            <text:p>1.226.82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82775" table:style-name="ce6">
            <text:p>1.682.775</text:p>
          </table:table-cell>
          <table:table-cell office:value-type="float" office:value="1675681" table:style-name="ce6">
            <text:p>1.675.681</text:p>
          </table:table-cell>
          <table:table-cell office:value-type="percentage" office:value="0.9957843443122224" table:style-name="ce7">
            <text:p>99,6%</text:p>
          </table:table-cell>
          <table:table-cell office:value-type="float" office:value="891792" table:style-name="ce5">
            <text:p>891.792</text:p>
          </table:table-cell>
          <table:table-cell office:value-type="float" office:value="871129" table:style-name="ce5">
            <text:p>871.129</text:p>
          </table:table-cell>
          <table:table-cell office:value-type="date" office:date-value="2021-09-25T00:00:00" table:style-name="ce8">
            <text:p>2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339796" table:style-name="ce6">
            <text:p>4.339.796</text:p>
          </table:table-cell>
          <table:table-cell office:value-type="percentage" office:value="1.0043292327466524" table:style-name="ce7">
            <text:p>100,4%</text:p>
          </table:table-cell>
          <table:table-cell office:value-type="float" office:value="2298169" table:style-name="ce5">
            <text:p>2.298.169</text:p>
          </table:table-cell>
          <table:table-cell office:value-type="float" office:value="2249650" table:style-name="ce5">
            <text:p>2.249.650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70215" table:style-name="ce6">
            <text:p>470.215</text:p>
          </table:table-cell>
          <table:table-cell office:value-type="percentage" office:value="0.92096990588857441" table:style-name="ce7">
            <text:p>92,1%</text:p>
          </table:table-cell>
          <table:table-cell office:value-type="float" office:value="256026" table:style-name="ce5">
            <text:p>256.026</text:p>
          </table:table-cell>
          <table:table-cell office:value-type="float" office:value="248880" table:style-name="ce5">
            <text:p>248.880</text:p>
          </table:table-cell>
          <table:table-cell office:value-type="date" office:date-value="2021-09-24T00:00:00" table:style-name="ce8">
            <text:p>24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37679" table:style-name="ce5">
            <text:p>7.637.6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25829" table:style-name="ce6">
            <text:p>10.825.829</text:p>
          </table:table-cell>
          <table:table-cell office:value-type="float" office:value="9642916" table:style-name="ce6">
            <text:p>9.642.916</text:p>
          </table:table-cell>
          <table:table-cell office:value-type="percentage" office:value="0.89073234022078129" table:style-name="ce7">
            <text:p>89,1%</text:p>
          </table:table-cell>
          <table:table-cell office:value-type="float" office:value="5271816" table:style-name="ce5">
            <text:p>5.271.816</text:p>
          </table:table-cell>
          <table:table-cell office:value-type="float" office:value="5078657" table:style-name="ce5">
            <text:p>5.078.657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87779" table:style-name="ce6">
            <text:p>2.187.779</text:p>
          </table:table-cell>
          <table:table-cell office:value-type="percentage" office:value="0.90882349886697145" table:style-name="ce7">
            <text:p>90,9%</text:p>
          </table:table-cell>
          <table:table-cell office:value-type="float" office:value="1176879" table:style-name="ce5">
            <text:p>1.176.879</text:p>
          </table:table-cell>
          <table:table-cell office:value-type="float" office:value="1134091" table:style-name="ce5">
            <text:p>1.134.091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4044" table:style-name="ce6">
            <text:p>964.044</text:p>
          </table:table-cell>
          <table:table-cell office:value-type="percentage" office:value="0.92149401390780705" table:style-name="ce7">
            <text:p>92,1%</text:p>
          </table:table-cell>
          <table:table-cell office:value-type="float" office:value="521794" table:style-name="ce5">
            <text:p>521.794</text:p>
          </table:table-cell>
          <table:table-cell office:value-type="float" office:value="508319" table:style-name="ce5">
            <text:p>508.319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556270" table:style-name="ce5">
            <text:p>2.556.27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01300" table:style-name="ce5">
            <text:p>101.300</text:p>
          </table:table-cell>
          <table:table-cell office:value-type="float" office:value="3627870" table:style-name="ce6">
            <text:p>3.627.870</text:p>
          </table:table-cell>
          <table:table-cell office:value-type="float" office:value="3313778" table:style-name="ce6">
            <text:p>3.313.778</text:p>
          </table:table-cell>
          <table:table-cell office:value-type="percentage" office:value="0.91342247654960074" table:style-name="ce7">
            <text:p>91,3%</text:p>
          </table:table-cell>
          <table:table-cell office:value-type="float" office:value="1791834" table:style-name="ce5">
            <text:p>1.791.834</text:p>
          </table:table-cell>
          <table:table-cell office:value-type="float" office:value="1746443" table:style-name="ce5">
            <text:p>1.746.443</text:p>
          </table:table-cell>
          <table:table-cell office:value-type="date" office:date-value="2021-09-26T00:00:00" table:style-name="ce8">
            <text:p>2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10115" table:style-name="ce6">
            <text:p>110.115</text:p>
          </table:table-cell>
          <table:table-cell office:value-type="percentage" office:value="0.7852456678314198" table:style-name="ce7">
            <text:p>78,5%</text:p>
          </table:table-cell>
          <table:table-cell office:value-type="float" office:value="60756" table:style-name="ce5">
            <text:p>60.756</text:p>
          </table:table-cell>
          <table:table-cell office:value-type="float" office:value="57001" table:style-name="ce5">
            <text:p>57.001</text:p>
          </table:table-cell>
          <table:table-cell office:value-type="date" office:date-value="2021-09-24T00:00:00" table:style-name="ce8">
            <text:p>24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9655" table:style-name="ce6">
            <text:p>99.655</text:p>
          </table:table-cell>
          <table:table-cell office:value-type="percentage" office:value="0.70627214741318212" table:style-name="ce7">
            <text:p>70,6%</text:p>
          </table:table-cell>
          <table:table-cell office:value-type="float" office:value="56048" table:style-name="ce5">
            <text:p>56.048</text:p>
          </table:table-cell>
          <table:table-cell office:value-type="float" office:value="53119" table:style-name="ce5">
            <text:p>53.119</text:p>
          </table:table-cell>
          <table:table-cell office:value-type="date" office:date-value="2021-09-23T00:00:00" table:style-name="ce8">
            <text:p>2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986" table:style-name="ce6">
            <text:p>171.986</text:p>
          </table:table-cell>
          <table:table-cell office:value-type="percentage" office:value="0.81034499005833072" table:style-name="ce7">
            <text:p>81,0%</text:p>
          </table:table-cell>
          <table:table-cell office:value-type="float" office:value="92286" table:style-name="ce5">
            <text:p>92.286</text:p>
          </table:table-cell>
          <table:table-cell office:value-type="float" office:value="86111" table:style-name="ce5">
            <text:p>86.111</text:p>
          </table:table-cell>
          <table:table-cell office:value-type="date" office:date-value="2021-09-24T00:00:00" table:style-name="ce8">
            <text:p>24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685" table:style-name="ce5">
            <text:p>3.685</text:p>
          </table:table-cell>
          <table:table-cell office:value-type="float" office:value="8365" table:style-name="ce6">
            <text:p>8.365</text:p>
          </table:table-cell>
          <table:table-cell office:value-type="float" office:value="6065" table:style-name="ce6">
            <text:p>6.065</text:p>
          </table:table-cell>
          <table:table-cell office:value-type="percentage" office:value="0.72504482964734007" table:style-name="ce7">
            <text:p>72,5%</text:p>
          </table:table-cell>
          <table:table-cell office:value-type="float" office:value="4507" table:style-name="ce5">
            <text:p>4.507</text:p>
          </table:table-cell>
          <table:table-cell office:value-type="float" office:value="4207" table:style-name="ce5">
            <text:p>4.207</text:p>
          </table:table-cell>
          <table:table-cell office:value-type="date" office:date-value="2021-09-24T00:00:00" table:style-name="ce8">
            <text:p>24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482041" table:style-name="ce11">
            <text:p>53.482.04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127900" table:style-name="ce13">
            <text:p>9.127.900</text:p>
          </table:table-cell>
          <table:table-cell office:value-type="float" office:value="2168210" table:style-name="ce14">
            <text:p>2.168.210</text:p>
          </table:table-cell>
          <table:table-cell office:value-type="float" office:value="75530781" table:style-name="ce15">
            <text:p>75.530.781</text:p>
          </table:table-cell>
          <table:table-cell office:value-type="float" office:value="69867532" table:style-name="ce15">
            <text:p>69.867.532</text:p>
          </table:table-cell>
          <table:table-cell office:value-type="percentage" office:value="0.92502064820433938" table:style-name="ce16">
            <text:p>92,5%</text:p>
          </table:table-cell>
          <table:table-cell office:value-type="float" office:value="37612369" table:style-name="ce15">
            <text:p>37.612.369</text:p>
          </table:table-cell>
          <table:table-cell office:value-type="float" office:value="36447564" table:style-name="ce15">
            <text:p>36.447.56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4109" table:style-name="ce23">
            <text:p>4.464.109</text:p>
          </table:table-cell>
          <table:table-cell office:value-type="percentage" office:value="0.96413313610553719" table:style-name="ce24">
            <text:p>96,4%</text:p>
          </table:table-cell>
          <table:table-cell office:value-type="float" office:value="4401006" table:style-name="ce23">
            <text:p>4.401.006</text:p>
          </table:table-cell>
          <table:table-cell office:value-type="percentage" office:value="0.95050450533337916" table:style-name="ce24">
            <text:p>95,1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6370" table:style-name="ce23">
            <text:p>746.370</text:p>
          </table:table-cell>
          <table:table-cell office:value-type="percentage" office:value="0.94796643881026954" table:style-name="ce24">
            <text:p>94,8%</text:p>
          </table:table-cell>
          <table:table-cell office:value-type="float" office:value="736090" table:style-name="ce23">
            <text:p>736.090</text:p>
          </table:table-cell>
          <table:table-cell office:value-type="percentage" office:value="0.93490978461600993" table:style-name="ce24">
            <text:p>93,5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408" table:style-name="ce23">
            <text:p>654.408</text:p>
          </table:table-cell>
          <table:table-cell office:value-type="percentage" office:value="0.9675367589984698" table:style-name="ce24">
            <text:p>96,8%</text:p>
          </table:table-cell>
          <table:table-cell office:value-type="float" office:value="649394" table:style-name="ce23">
            <text:p>649.394</text:p>
          </table:table-cell>
          <table:table-cell office:value-type="percentage" office:value="0.96012360190134027" table:style-name="ce24">
            <text:p>96,0%</text:p>
          </table:table-cell>
          <table:table-cell office:value-type="date" office:date-value="2021-09-25T00:00:00" table:style-name="ce25">
            <text:p>2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5465" table:style-name="ce23">
            <text:p>555.465</text:p>
          </table:table-cell>
          <table:table-cell office:value-type="percentage" office:value="0.89698477855756409" table:style-name="ce24">
            <text:p>89,7%</text:p>
          </table:table-cell>
          <table:table-cell office:value-type="float" office:value="547099" table:style-name="ce23">
            <text:p>547.099</text:p>
          </table:table-cell>
          <table:table-cell office:value-type="percentage" office:value="0.88347506209043725" table:style-name="ce24">
            <text:p>88,3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3745" table:style-name="ce23">
            <text:p>1.103.745</text:p>
          </table:table-cell>
          <table:table-cell office:value-type="percentage" office:value="0.90597515380100879" table:style-name="ce24">
            <text:p>90,6%</text:p>
          </table:table-cell>
          <table:table-cell office:value-type="float" office:value="1087366" table:style-name="ce23">
            <text:p>1.087.366</text:p>
          </table:table-cell>
          <table:table-cell office:value-type="percentage" office:value="0.89253095514633152" table:style-name="ce24">
            <text:p>89,3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5660" table:style-name="ce23">
            <text:p>345.660</text:p>
          </table:table-cell>
          <table:table-cell office:value-type="percentage" office:value="0.96234263028069023" table:style-name="ce24">
            <text:p>96,2%</text:p>
          </table:table-cell>
          <table:table-cell office:value-type="float" office:value="342431" table:style-name="ce23">
            <text:p>342.431</text:p>
          </table:table-cell>
          <table:table-cell office:value-type="percentage" office:value="0.95335285896443622" table:style-name="ce24">
            <text:p>95,3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9755" table:style-name="ce23">
            <text:p>1.469.755</text:p>
          </table:table-cell>
          <table:table-cell office:value-type="percentage" office:value="0.95929371159737931" table:style-name="ce24">
            <text:p>95,9%</text:p>
          </table:table-cell>
          <table:table-cell office:value-type="float" office:value="1452267" table:style-name="ce23">
            <text:p>1.452.267</text:p>
          </table:table-cell>
          <table:table-cell office:value-type="percentage" office:value="0.94787947696071195" table:style-name="ce24">
            <text:p>94,8%</text:p>
          </table:table-cell>
          <table:table-cell office:value-type="date" office:date-value="2021-09-25T00:00:00" table:style-name="ce25">
            <text:p>2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8882" table:style-name="ce23">
            <text:p>1.088.882</text:p>
          </table:table-cell>
          <table:table-cell office:value-type="percentage" office:value="0.94617760174901067" table:style-name="ce24">
            <text:p>94,6%</text:p>
          </table:table-cell>
          <table:table-cell office:value-type="float" office:value="1057145" table:style-name="ce23">
            <text:p>1.057.145</text:p>
          </table:table-cell>
          <table:table-cell office:value-type="percentage" office:value="0.91859992249018529" table:style-name="ce24">
            <text:p>91,9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10212" table:style-name="ce23">
            <text:p>4.010.212</text:p>
          </table:table-cell>
          <table:table-cell office:value-type="percentage" office:value="0.92644400381000169" table:style-name="ce24">
            <text:p>92,6%</text:p>
          </table:table-cell>
          <table:table-cell office:value-type="float" office:value="3948120" table:style-name="ce23">
            <text:p>3.948.120</text:p>
          </table:table-cell>
          <table:table-cell office:value-type="percentage" office:value="0.91209943522246306" table:style-name="ce24">
            <text:p>91,2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3745" table:style-name="ce23">
            <text:p>2.763.745</text:p>
          </table:table-cell>
          <table:table-cell office:value-type="percentage" office:value="0.95333011617971863" table:style-name="ce24">
            <text:p>95,3%</text:p>
          </table:table-cell>
          <table:table-cell office:value-type="float" office:value="2729775" table:style-name="ce23">
            <text:p>2.729.775</text:p>
          </table:table-cell>
          <table:table-cell office:value-type="percentage" office:value="0.94161245624849299" table:style-name="ce24">
            <text:p>94,2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970" table:style-name="ce23">
            <text:p>613.970</text:p>
          </table:table-cell>
          <table:table-cell office:value-type="percentage" office:value="0.98726780384892454" table:style-name="ce24">
            <text:p>98,7%</text:p>
          </table:table-cell>
          <table:table-cell office:value-type="float" office:value="607385" table:style-name="ce23">
            <text:p>607.385</text:p>
          </table:table-cell>
          <table:table-cell office:value-type="percentage" office:value="0.97667908047751362" table:style-name="ce24">
            <text:p>97,7%</text:p>
          </table:table-cell>
          <table:table-cell office:value-type="date" office:date-value="2021-09-25T00:00:00" table:style-name="ce25">
            <text:p>2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4773" table:style-name="ce23">
            <text:p>1.674.773</text:p>
          </table:table-cell>
          <table:table-cell office:value-type="percentage" office:value="0.97364805903839369" table:style-name="ce24">
            <text:p>97,4%</text:p>
          </table:table-cell>
          <table:table-cell office:value-type="float" office:value="1658575" table:style-name="ce23">
            <text:p>1.658.575</text:p>
          </table:table-cell>
          <table:table-cell office:value-type="percentage" office:value="0.96423117014640425" table:style-name="ce24">
            <text:p>96,4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317" table:style-name="ce23">
            <text:p>182.317</text:p>
          </table:table-cell>
          <table:table-cell office:value-type="percentage" office:value="0.96637354832212274" table:style-name="ce24">
            <text:p>96,6%</text:p>
          </table:table-cell>
          <table:table-cell office:value-type="float" office:value="179787" table:style-name="ce23">
            <text:p>179.787</text:p>
          </table:table-cell>
          <table:table-cell office:value-type="percentage" office:value="0.95296325154642458" table:style-name="ce24">
            <text:p>95,3%</text:p>
          </table:table-cell>
          <table:table-cell office:value-type="date" office:date-value="2021-09-24T00:00:00" table:style-name="ce25">
            <text:p>24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7343" table:style-name="ce23">
            <text:p>3.527.343</text:p>
          </table:table-cell>
          <table:table-cell office:value-type="percentage" office:value="0.94509066843859513" table:style-name="ce24">
            <text:p>94,5%</text:p>
          </table:table-cell>
          <table:table-cell office:value-type="float" office:value="3471760" table:style-name="ce23">
            <text:p>3.471.760</text:p>
          </table:table-cell>
          <table:table-cell office:value-type="percentage" office:value="0.93019816305314718" table:style-name="ce24">
            <text:p>93,0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1052" table:style-name="ce23">
            <text:p>761.052</text:p>
          </table:table-cell>
          <table:table-cell office:value-type="percentage" office:value="0.96703905503486698" table:style-name="ce24">
            <text:p>96,7%</text:p>
          </table:table-cell>
          <table:table-cell office:value-type="float" office:value="745153" table:style-name="ce23">
            <text:p>745.153</text:p>
          </table:table-cell>
          <table:table-cell office:value-type="percentage" office:value="0.94683681663854269" table:style-name="ce24">
            <text:p>94,7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591" table:style-name="ce23">
            <text:p>356.591</text:p>
          </table:table-cell>
          <table:table-cell office:value-type="percentage" office:value="0.94964820052303878" table:style-name="ce24">
            <text:p>95,0%</text:p>
          </table:table-cell>
          <table:table-cell office:value-type="float" office:value="352591" table:style-name="ce23">
            <text:p>352.591</text:p>
          </table:table-cell>
          <table:table-cell office:value-type="percentage" office:value="0.93899568040309134" table:style-name="ce24">
            <text:p>93,9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7219" table:style-name="ce23">
            <text:p>1.297.219</text:p>
          </table:table-cell>
          <table:table-cell office:value-type="percentage" office:value="0.95858815009680332" table:style-name="ce24">
            <text:p>95,9%</text:p>
          </table:table-cell>
          <table:table-cell office:value-type="float" office:value="1278937" table:style-name="ce23">
            <text:p>1.278.937</text:p>
          </table:table-cell>
          <table:table-cell office:value-type="percentage" office:value="0.94507855105449068" table:style-name="ce24">
            <text:p>94,5%</text:p>
          </table:table-cell>
          <table:table-cell office:value-type="date" office:date-value="2021-09-26T00:00:00" table:style-name="ce25">
            <text:p>2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337" table:style-name="ce23">
            <text:p>35.337</text:p>
          </table:table-cell>
          <table:table-cell office:value-type="percentage" office:value="0.90658833187952181" table:style-name="ce24">
            <text:p>90,7%</text:p>
          </table:table-cell>
          <table:table-cell office:value-type="float" office:value="34500" table:style-name="ce23">
            <text:p>34.500</text:p>
          </table:table-cell>
          <table:table-cell office:value-type="percentage" office:value="0.8851146800759403" table:style-name="ce24">
            <text:p>88,5%</text:p>
          </table:table-cell>
          <table:table-cell office:value-type="date" office:date-value="2021-09-24T00:00:00" table:style-name="ce25">
            <text:p>24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2005" table:style-name="ce23">
            <text:p>32.005</text:p>
          </table:table-cell>
          <table:table-cell office:value-type="percentage" office:value="0.85977165883143047" table:style-name="ce24">
            <text:p>86,0%</text:p>
          </table:table-cell>
          <table:table-cell office:value-type="float" office:value="31223" table:style-name="ce23">
            <text:p>31.223</text:p>
          </table:table-cell>
          <table:table-cell office:value-type="percentage" office:value="0.83876427132303555" table:style-name="ce24">
            <text:p>83,9%</text:p>
          </table:table-cell>
          <table:table-cell office:value-type="date" office:date-value="2021-09-23T00:00:00" table:style-name="ce25">
            <text:p>2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28" table:style-name="ce23">
            <text:p>35.028</text:p>
          </table:table-cell>
          <table:table-cell office:value-type="string" table:style-name="ce24">
            <text:p>-</text:p>
          </table:table-cell>
          <table:table-cell office:value-type="float" office:value="32951" table:style-name="ce23">
            <text:p>32.951</text:p>
          </table:table-cell>
          <table:table-cell office:value-type="string" table:style-name="ce24">
            <text:p>-</text:p>
          </table:table-cell>
          <table:table-cell office:value-type="date" office:date-value="2021-09-24T00:00:00" table:style-name="ce25">
            <text:p>24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985" table:style-name="ce23">
            <text:p>1.985</text:p>
          </table:table-cell>
          <table:table-cell office:value-type="string" table:style-name="ce24">
            <text:p>-</text:p>
          </table:table-cell>
          <table:table-cell office:value-type="float" office:value="1891" table:style-name="ce23">
            <text:p>1.891</text:p>
          </table:table-cell>
          <table:table-cell office:value-type="string" table:style-name="ce24">
            <text:p>-</text:p>
          </table:table-cell>
          <table:table-cell office:value-type="date" office:date-value="2021-09-24T00:00:00" table:style-name="ce25">
            <text:p>24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19971" table:style-name="ce15">
            <text:p>25.719.971</text:p>
          </table:table-cell>
          <table:table-cell office:value-type="percentage" office:value="0.95061641926341334" table:style-name="ce16">
            <text:p>95,1%</text:p>
          </table:table-cell>
          <table:table-cell office:value-type="float" office:value="25345446" table:style-name="ce15">
            <text:p>25.345.446</text:p>
          </table:table-cell>
          <table:table-cell office:value-type="percentage" office:value="0.93677388365462011" table:style-name="ce16">
            <text:p>93,7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834" table:style-name="ce34">
            <text:p>433.834</text:p>
          </table:table-cell>
          <table:table-cell office:value-type="percentage" office:value="1" table:style-name="ce35">
            <text:p>100,0%</text:p>
          </table:table-cell>
          <table:table-cell office:value-type="float" office:value="653598" table:style-name="ce34">
            <text:p>653.598</text:p>
          </table:table-cell>
          <table:table-cell office:value-type="percentage" office:value="1" table:style-name="ce35">
            <text:p>100,0%</text:p>
          </table:table-cell>
          <table:table-cell office:value-type="float" office:value="926475" table:style-name="ce34">
            <text:p>926.475</text:p>
          </table:table-cell>
          <table:table-cell office:value-type="percentage" office:value="1" table:style-name="ce35">
            <text:p>100,0%</text:p>
          </table:table-cell>
          <table:table-cell office:value-type="float" office:value="1209678" table:style-name="ce34">
            <text:p>1.209.678</text:p>
          </table:table-cell>
          <table:table-cell office:value-type="percentage" office:value="0.95625131914806161" table:style-name="ce35">
            <text:p>95,6%</text:p>
          </table:table-cell>
          <table:table-cell office:value-type="float" office:value="1240524" table:style-name="ce34">
            <text:p>1.240.524</text:p>
          </table:table-cell>
          <table:table-cell office:value-type="percentage" office:value="0.89561148035468563" table:style-name="ce35">
            <text:p>89,6%</text:p>
          </table:table-cell>
          <table:table-cell office:value-type="float" office:value="914088" table:style-name="ce34">
            <text:p>914.088</text:p>
          </table:table-cell>
          <table:table-cell office:value-type="percentage" office:value="0.80167897865055515" table:style-name="ce35">
            <text:p>80,2%</text:p>
          </table:table-cell>
          <table:table-cell office:value-type="float" office:value="746196" table:style-name="ce34">
            <text:p>746.196</text:p>
          </table:table-cell>
          <table:table-cell office:value-type="percentage" office:value="0.80350866613831362" table:style-name="ce35">
            <text:p>80,4%</text:p>
          </table:table-cell>
          <table:table-cell office:value-type="float" office:value="644601" table:style-name="ce34">
            <text:p>644.601</text:p>
          </table:table-cell>
          <table:table-cell office:value-type="percentage" office:value="0.8561495642888165" table:style-name="ce35">
            <text:p>85,6%</text:p>
          </table:table-cell>
          <table:table-cell office:value-type="float" office:value="6768994" table:style-name="ce34">
            <text:p>6.768.994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834899472958508" table:style-name="ce35">
            <text:p>90,8%</text:p>
          </table:table-cell>
          <table:table-cell office:value-type="percentage" office:value="0.79970053439040234" table:style-name="ce35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82" table:style-name="ce37">
            <text:p>101.182</text:p>
          </table:table-cell>
          <table:table-cell office:value-type="percentage" office:value="1" table:style-name="ce38">
            <text:p>100,0%</text:p>
          </table:table-cell>
          <table:table-cell office:value-type="float" office:value="119160" table:style-name="ce37">
            <text:p>119.160</text:p>
          </table:table-cell>
          <table:table-cell office:value-type="percentage" office:value="1" table:style-name="ce38">
            <text:p>100,0%</text:p>
          </table:table-cell>
          <table:table-cell office:value-type="float" office:value="154183" table:style-name="ce37">
            <text:p>154.183</text:p>
          </table:table-cell>
          <table:table-cell office:value-type="percentage" office:value="0.98603285859548373" table:style-name="ce38">
            <text:p>98,6%</text:p>
          </table:table-cell>
          <table:table-cell office:value-type="float" office:value="185328" table:style-name="ce37">
            <text:p>185.328</text:p>
          </table:table-cell>
          <table:table-cell office:value-type="percentage" office:value="0.93474423249573801" table:style-name="ce38">
            <text:p>93,5%</text:p>
          </table:table-cell>
          <table:table-cell office:value-type="float" office:value="186517" table:style-name="ce37">
            <text:p>186.517</text:p>
          </table:table-cell>
          <table:table-cell office:value-type="percentage" office:value="0.8677509851448989" table:style-name="ce38">
            <text:p>86,8%</text:p>
          </table:table-cell>
          <table:table-cell office:value-type="float" office:value="123578" table:style-name="ce37">
            <text:p>123.578</text:p>
          </table:table-cell>
          <table:table-cell office:value-type="percentage" office:value="0.75221260484764374" table:style-name="ce38">
            <text:p>75,2%</text:p>
          </table:table-cell>
          <table:table-cell office:value-type="float" office:value="101373" table:style-name="ce37">
            <text:p>101.373</text:p>
          </table:table-cell>
          <table:table-cell office:value-type="percentage" office:value="0.77739434513539007" table:style-name="ce38">
            <text:p>77,7%</text:p>
          </table:table-cell>
          <table:table-cell office:value-type="float" office:value="86023" table:style-name="ce37">
            <text:p>86.023</text:p>
          </table:table-cell>
          <table:table-cell office:value-type="percentage" office:value="0.83429186588949555" table:style-name="ce38">
            <text:p>83,4%</text:p>
          </table:table-cell>
          <table:table-cell office:value-type="float" office:value="1057344" table:style-name="ce37">
            <text:p>1.057.344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217253070116964" table:style-name="ce38">
            <text:p>89,2%</text:p>
          </table:table-cell>
          <table:table-cell office:value-type="percentage" office:value="0.79535967973305066" table:style-name="ce38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92" table:style-name="ce37">
            <text:p>88.892</text:p>
          </table:table-cell>
          <table:table-cell office:value-type="percentage" office:value="1" table:style-name="ce38">
            <text:p>100,0%</text:p>
          </table:table-cell>
          <table:table-cell office:value-type="float" office:value="114291" table:style-name="ce37">
            <text:p>114.291</text:p>
          </table:table-cell>
          <table:table-cell office:value-type="percentage" office:value="1" table:style-name="ce38">
            <text:p>100,0%</text:p>
          </table:table-cell>
          <table:table-cell office:value-type="float" office:value="148031" table:style-name="ce37">
            <text:p>148.031</text:p>
          </table:table-cell>
          <table:table-cell office:value-type="percentage" office:value="0.98916820356560553" table:style-name="ce38">
            <text:p>98,9%</text:p>
          </table:table-cell>
          <table:table-cell office:value-type="float" office:value="152951" table:style-name="ce37">
            <text:p>152.951</text:p>
          </table:table-cell>
          <table:table-cell office:value-type="percentage" office:value="0.94039779888714681" table:style-name="ce38">
            <text:p>94,0%</text:p>
          </table:table-cell>
          <table:table-cell office:value-type="float" office:value="150243" table:style-name="ce37">
            <text:p>150.243</text:p>
          </table:table-cell>
          <table:table-cell office:value-type="percentage" office:value="0.899696394459648" table:style-name="ce38">
            <text:p>90,0%</text:p>
          </table:table-cell>
          <table:table-cell office:value-type="float" office:value="90377" table:style-name="ce37">
            <text:p>90.377</text:p>
          </table:table-cell>
          <table:table-cell office:value-type="percentage" office:value="0.78965670898463103" table:style-name="ce38">
            <text:p>79,0%</text:p>
          </table:table-cell>
          <table:table-cell office:value-type="float" office:value="65899" table:style-name="ce37">
            <text:p>65.899</text:p>
          </table:table-cell>
          <table:table-cell office:value-type="percentage" office:value="0.83299414746369027" table:style-name="ce38">
            <text:p>83,3%</text:p>
          </table:table-cell>
          <table:table-cell office:value-type="float" office:value="59971" table:style-name="ce37">
            <text:p>59.971</text:p>
          </table:table-cell>
          <table:table-cell office:value-type="percentage" office:value="0.93704687499999995" table:style-name="ce38">
            <text:p>93,7%</text:p>
          </table:table-cell>
          <table:table-cell office:value-type="float" office:value="870655" table:style-name="ce37">
            <text:p>870.655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225166420930117" table:style-name="ce38">
            <text:p>93,2%</text:p>
          </table:table-cell>
          <table:table-cell office:value-type="percentage" office:value="0.85460215315513399" table:style-name="ce38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18" table:style-name="ce37">
            <text:p>51.418</text:p>
          </table:table-cell>
          <table:table-cell office:value-type="percentage" office:value="1" table:style-name="ce38">
            <text:p>100,0%</text:p>
          </table:table-cell>
          <table:table-cell office:value-type="float" office:value="79093" table:style-name="ce37">
            <text:p>79.093</text:p>
          </table:table-cell>
          <table:table-cell office:value-type="percentage" office:value="0.98232649411297135" table:style-name="ce38">
            <text:p>98,2%</text:p>
          </table:table-cell>
          <table:table-cell office:value-type="float" office:value="109909" table:style-name="ce37">
            <text:p>109.909</text:p>
          </table:table-cell>
          <table:table-cell office:value-type="percentage" office:value="0.93754211769924334" table:style-name="ce38">
            <text:p>93,8%</text:p>
          </table:table-cell>
          <table:table-cell office:value-type="float" office:value="149280" table:style-name="ce37">
            <text:p>149.280</text:p>
          </table:table-cell>
          <table:table-cell office:value-type="percentage" office:value="0.90037817330832282" table:style-name="ce38">
            <text:p>90,0%</text:p>
          </table:table-cell>
          <table:table-cell office:value-type="float" office:value="165765" table:style-name="ce37">
            <text:p>165.765</text:p>
          </table:table-cell>
          <table:table-cell office:value-type="percentage" office:value="0.80401315406553753" table:style-name="ce38">
            <text:p>80,4%</text:p>
          </table:table-cell>
          <table:table-cell office:value-type="float" office:value="122643" table:style-name="ce37">
            <text:p>122.643</text:p>
          </table:table-cell>
          <table:table-cell office:value-type="percentage" office:value="0.67317097268191473" table:style-name="ce38">
            <text:p>67,3%</text:p>
          </table:table-cell>
          <table:table-cell office:value-type="float" office:value="93925" table:style-name="ce37">
            <text:p>93.925</text:p>
          </table:table-cell>
          <table:table-cell office:value-type="percentage" office:value="0.68090211828159664" table:style-name="ce38">
            <text:p>68,1%</text:p>
          </table:table-cell>
          <table:table-cell office:value-type="float" office:value="72557" table:style-name="ce37">
            <text:p>72.557</text:p>
          </table:table-cell>
          <table:table-cell office:value-type="percentage" office:value="0.75991830749895262" table:style-name="ce38">
            <text:p>76,0%</text:p>
          </table:table-cell>
          <table:table-cell office:value-type="float" office:value="844590" table:style-name="ce37">
            <text:p>844.590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613386067968152" table:style-name="ce38">
            <text:p>81,6%</text:p>
          </table:table-cell>
          <table:table-cell office:value-type="percentage" office:value="0.72092104173726446" table:style-name="ce38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903" table:style-name="ce37">
            <text:p>92.903</text:p>
          </table:table-cell>
          <table:table-cell office:value-type="percentage" office:value="1" table:style-name="ce38">
            <text:p>100,0%</text:p>
          </table:table-cell>
          <table:table-cell office:value-type="float" office:value="151162" table:style-name="ce37">
            <text:p>151.162</text:p>
          </table:table-cell>
          <table:table-cell office:value-type="percentage" office:value="0.9781985491584213" table:style-name="ce38">
            <text:p>97,8%</text:p>
          </table:table-cell>
          <table:table-cell office:value-type="float" office:value="223889" table:style-name="ce37">
            <text:p>223.889</text:p>
          </table:table-cell>
          <table:table-cell office:value-type="percentage" office:value="0.95234631548500159" table:style-name="ce38">
            <text:p>95,2%</text:p>
          </table:table-cell>
          <table:table-cell office:value-type="float" office:value="319669" table:style-name="ce37">
            <text:p>319.669</text:p>
          </table:table-cell>
          <table:table-cell office:value-type="percentage" office:value="0.91200586570502584" table:style-name="ce38">
            <text:p>91,2%</text:p>
          </table:table-cell>
          <table:table-cell office:value-type="float" office:value="316122" table:style-name="ce37">
            <text:p>316.122</text:p>
          </table:table-cell>
          <table:table-cell office:value-type="percentage" office:value="0.81490704364772482" table:style-name="ce38">
            <text:p>81,5%</text:p>
          </table:table-cell>
          <table:table-cell office:value-type="float" office:value="226446" table:style-name="ce37">
            <text:p>226.446</text:p>
          </table:table-cell>
          <table:table-cell office:value-type="percentage" office:value="0.72827674040150003" table:style-name="ce38">
            <text:p>72,8%</text:p>
          </table:table-cell>
          <table:table-cell office:value-type="float" office:value="183666" table:style-name="ce37">
            <text:p>183.666</text:p>
          </table:table-cell>
          <table:table-cell office:value-type="percentage" office:value="0.72956289622956294" table:style-name="ce38">
            <text:p>73,0%</text:p>
          </table:table-cell>
          <table:table-cell office:value-type="float" office:value="145319" table:style-name="ce37">
            <text:p>145.319</text:p>
          </table:table-cell>
          <table:table-cell office:value-type="percentage" office:value="0.80823929209052436" table:style-name="ce38">
            <text:p>80,8%</text:p>
          </table:table-cell>
          <table:table-cell office:value-type="float" office:value="1659176" table:style-name="ce37">
            <text:p>1.659.176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618421092894947" table:style-name="ce38">
            <text:p>84,6%</text:p>
          </table:table-cell>
          <table:table-cell office:value-type="percentage" office:value="0.76250579056890966" table:style-name="ce38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67" table:style-name="ce37">
            <text:p>42.267</text:p>
          </table:table-cell>
          <table:table-cell office:value-type="percentage" office:value="1" table:style-name="ce38">
            <text:p>100,0%</text:p>
          </table:table-cell>
          <table:table-cell office:value-type="float" office:value="55871" table:style-name="ce37">
            <text:p>55.871</text:p>
          </table:table-cell>
          <table:table-cell office:value-type="percentage" office:value="1" table:style-name="ce38">
            <text:p>100,0%</text:p>
          </table:table-cell>
          <table:table-cell office:value-type="float" office:value="76452" table:style-name="ce37">
            <text:p>76.452</text:p>
          </table:table-cell>
          <table:table-cell office:value-type="percentage" office:value="0.98845432801086042" table:style-name="ce38">
            <text:p>98,8%</text:p>
          </table:table-cell>
          <table:table-cell office:value-type="float" office:value="83860" table:style-name="ce37">
            <text:p>83.860</text:p>
          </table:table-cell>
          <table:table-cell office:value-type="percentage" office:value="0.93215063803299092" table:style-name="ce38">
            <text:p>93,2%</text:p>
          </table:table-cell>
          <table:table-cell office:value-type="float" office:value="87210" table:style-name="ce37">
            <text:p>87.210</text:p>
          </table:table-cell>
          <table:table-cell office:value-type="percentage" office:value="0.89200053186592887" table:style-name="ce38">
            <text:p>89,2%</text:p>
          </table:table-cell>
          <table:table-cell office:value-type="float" office:value="53795" table:style-name="ce37">
            <text:p>53.795</text:p>
          </table:table-cell>
          <table:table-cell office:value-type="percentage" office:value="0.76334198913058904" table:style-name="ce38">
            <text:p>76,3%</text:p>
          </table:table-cell>
          <table:table-cell office:value-type="float" office:value="40104" table:style-name="ce37">
            <text:p>40.104</text:p>
          </table:table-cell>
          <table:table-cell office:value-type="percentage" office:value="0.79405999405999406" table:style-name="ce38">
            <text:p>79,4%</text:p>
          </table:table-cell>
          <table:table-cell office:value-type="float" office:value="37820" table:style-name="ce37">
            <text:p>37.820</text:p>
          </table:table-cell>
          <table:table-cell office:value-type="percentage" office:value="0.86026886245251688" table:style-name="ce38">
            <text:p>86,0%</text:p>
          </table:table-cell>
          <table:table-cell office:value-type="float" office:value="477379" table:style-name="ce37">
            <text:p>477.379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1080787671690255" table:style-name="ce38">
            <text:p>91,1%</text:p>
          </table:table-cell>
          <table:table-cell office:value-type="percentage" office:value="0.81896535456034858" table:style-name="ce38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216" table:style-name="ce37">
            <text:p>229.216</text:p>
          </table:table-cell>
          <table:table-cell office:value-type="percentage" office:value="1" table:style-name="ce38">
            <text:p>100,0%</text:p>
          </table:table-cell>
          <table:table-cell office:value-type="float" office:value="250313" table:style-name="ce37">
            <text:p>250.313</text:p>
          </table:table-cell>
          <table:table-cell office:value-type="percentage" office:value="1" table:style-name="ce38">
            <text:p>100,0%</text:p>
          </table:table-cell>
          <table:table-cell office:value-type="float" office:value="319794" table:style-name="ce37">
            <text:p>319.794</text:p>
          </table:table-cell>
          <table:table-cell office:value-type="percentage" office:value="1" table:style-name="ce38">
            <text:p>100,0%</text:p>
          </table:table-cell>
          <table:table-cell office:value-type="float" office:value="351631" table:style-name="ce37">
            <text:p>351.631</text:p>
          </table:table-cell>
          <table:table-cell office:value-type="percentage" office:value="0.92249229356594742" table:style-name="ce38">
            <text:p>92,2%</text:p>
          </table:table-cell>
          <table:table-cell office:value-type="float" office:value="318801" table:style-name="ce37">
            <text:p>318.801</text:p>
          </table:table-cell>
          <table:table-cell office:value-type="percentage" office:value="0.87750237403834241" table:style-name="ce38">
            <text:p>87,8%</text:p>
          </table:table-cell>
          <table:table-cell office:value-type="float" office:value="209295" table:style-name="ce37">
            <text:p>209.295</text:p>
          </table:table-cell>
          <table:table-cell office:value-type="percentage" office:value="0.78158434254601672" table:style-name="ce38">
            <text:p>78,2%</text:p>
          </table:table-cell>
          <table:table-cell office:value-type="float" office:value="168552" table:style-name="ce37">
            <text:p>168.552</text:p>
          </table:table-cell>
          <table:table-cell office:value-type="percentage" office:value="0.79880192980294396" table:style-name="ce38">
            <text:p>79,9%</text:p>
          </table:table-cell>
          <table:table-cell office:value-type="float" office:value="138819" table:style-name="ce37">
            <text:p>138.819</text:p>
          </table:table-cell>
          <table:table-cell office:value-type="percentage" office:value="0.83958703777624555" table:style-name="ce38">
            <text:p>84,0%</text:p>
          </table:table-cell>
          <table:table-cell office:value-type="float" office:value="1986421" table:style-name="ce37">
            <text:p>1.986.421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277117136656449" table:style-name="ce38">
            <text:p>91,3%</text:p>
          </table:table-cell>
          <table:table-cell office:value-type="percentage" office:value="0.82943173837267081" table:style-name="ce38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67" table:style-name="ce37">
            <text:p>137.967</text:p>
          </table:table-cell>
          <table:table-cell office:value-type="percentage" office:value="1" table:style-name="ce38">
            <text:p>100,0%</text:p>
          </table:table-cell>
          <table:table-cell office:value-type="float" office:value="158227" table:style-name="ce37">
            <text:p>158.227</text:p>
          </table:table-cell>
          <table:table-cell office:value-type="percentage" office:value="0.99450663415063389" table:style-name="ce38">
            <text:p>99,5%</text:p>
          </table:table-cell>
          <table:table-cell office:value-type="float" office:value="221785" table:style-name="ce37">
            <text:p>221.785</text:p>
          </table:table-cell>
          <table:table-cell office:value-type="percentage" office:value="1" table:style-name="ce38">
            <text:p>100,0%</text:p>
          </table:table-cell>
          <table:table-cell office:value-type="float" office:value="285473" table:style-name="ce37">
            <text:p>285.473</text:p>
          </table:table-cell>
          <table:table-cell office:value-type="percentage" office:value="0.92843390421428529" table:style-name="ce38">
            <text:p>92,8%</text:p>
          </table:table-cell>
          <table:table-cell office:value-type="float" office:value="285430" table:style-name="ce37">
            <text:p>285.430</text:p>
          </table:table-cell>
          <table:table-cell office:value-type="percentage" office:value="0.86335657355454398" table:style-name="ce38">
            <text:p>86,3%</text:p>
          </table:table-cell>
          <table:table-cell office:value-type="float" office:value="202787" table:style-name="ce37">
            <text:p>202.787</text:p>
          </table:table-cell>
          <table:table-cell office:value-type="percentage" office:value="0.76264098292221538" table:style-name="ce38">
            <text:p>76,3%</text:p>
          </table:table-cell>
          <table:table-cell office:value-type="float" office:value="168561" table:style-name="ce37">
            <text:p>168.561</text:p>
          </table:table-cell>
          <table:table-cell office:value-type="percentage" office:value="0.77290005456487942" table:style-name="ce38">
            <text:p>77,3%</text:p>
          </table:table-cell>
          <table:table-cell office:value-type="float" office:value="143824" table:style-name="ce37">
            <text:p>143.824</text:p>
          </table:table-cell>
          <table:table-cell office:value-type="percentage" office:value="0.82670774607408093" table:style-name="ce38">
            <text:p>82,7%</text:p>
          </table:table-cell>
          <table:table-cell office:value-type="float" office:value="1604054" table:style-name="ce37">
            <text:p>1.604.054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681346141938455" table:style-name="ce38">
            <text:p>88,7%</text:p>
          </table:table-cell>
          <table:table-cell office:value-type="percentage" office:value="0.78429372669261654" table:style-name="ce38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415" table:style-name="ce37">
            <text:p>458.415</text:p>
          </table:table-cell>
          <table:table-cell office:value-type="percentage" office:value="1" table:style-name="ce38">
            <text:p>100,0%</text:p>
          </table:table-cell>
          <table:table-cell office:value-type="float" office:value="617621" table:style-name="ce37">
            <text:p>617.621</text:p>
          </table:table-cell>
          <table:table-cell office:value-type="percentage" office:value="0.97218444431851814" table:style-name="ce38">
            <text:p>97,2%</text:p>
          </table:table-cell>
          <table:table-cell office:value-type="float" office:value="797012" table:style-name="ce37">
            <text:p>797.012</text:p>
          </table:table-cell>
          <table:table-cell office:value-type="percentage" office:value="0.95156067928709243" table:style-name="ce38">
            <text:p>95,2%</text:p>
          </table:table-cell>
          <table:table-cell office:value-type="float" office:value="1020050" table:style-name="ce37">
            <text:p>1.020.050</text:p>
          </table:table-cell>
          <table:table-cell office:value-type="percentage" office:value="0.934299950539486" table:style-name="ce38">
            <text:p>93,4%</text:p>
          </table:table-cell>
          <table:table-cell office:value-type="float" office:value="1117114" table:style-name="ce37">
            <text:p>1.117.114</text:p>
          </table:table-cell>
          <table:table-cell office:value-type="percentage" office:value="0.8483840957505383" table:style-name="ce38">
            <text:p>84,8%</text:p>
          </table:table-cell>
          <table:table-cell office:value-type="float" office:value="756340" table:style-name="ce37">
            <text:p>756.340</text:p>
          </table:table-cell>
          <table:table-cell office:value-type="percentage" office:value="0.72401144113063487" table:style-name="ce38">
            <text:p>72,4%</text:p>
          </table:table-cell>
          <table:table-cell office:value-type="float" office:value="605639" table:style-name="ce37">
            <text:p>605.639</text:p>
          </table:table-cell>
          <table:table-cell office:value-type="percentage" office:value="0.72191409346373681" table:style-name="ce38">
            <text:p>72,2%</text:p>
          </table:table-cell>
          <table:table-cell office:value-type="float" office:value="504846" table:style-name="ce37">
            <text:p>504.846</text:p>
          </table:table-cell>
          <table:table-cell office:value-type="percentage" office:value="0.7693876244730754" table:style-name="ce38">
            <text:p>76,9%</text:p>
          </table:table-cell>
          <table:table-cell office:value-type="float" office:value="5877037" table:style-name="ce37">
            <text:p>5.877.037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566816532622048" table:style-name="ce38">
            <text:p>85,6%</text:p>
          </table:table-cell>
          <table:table-cell office:value-type="percentage" office:value="0.75535670747263761" table:style-name="ce38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090" table:style-name="ce37">
            <text:p>297.090</text:p>
          </table:table-cell>
          <table:table-cell office:value-type="percentage" office:value="1" table:style-name="ce38">
            <text:p>100,0%</text:p>
          </table:table-cell>
          <table:table-cell office:value-type="float" office:value="434100" table:style-name="ce37">
            <text:p>434.100</text:p>
          </table:table-cell>
          <table:table-cell office:value-type="percentage" office:value="0.99140825191498694" table:style-name="ce38">
            <text:p>99,1%</text:p>
          </table:table-cell>
          <table:table-cell office:value-type="float" office:value="569046" table:style-name="ce37">
            <text:p>569.046</text:p>
          </table:table-cell>
          <table:table-cell office:value-type="percentage" office:value="0.97988386990122744" table:style-name="ce38">
            <text:p>98,0%</text:p>
          </table:table-cell>
          <table:table-cell office:value-type="float" office:value="713528" table:style-name="ce37">
            <text:p>713.528</text:p>
          </table:table-cell>
          <table:table-cell office:value-type="percentage" office:value="0.94841918615933885" table:style-name="ce38">
            <text:p>94,8%</text:p>
          </table:table-cell>
          <table:table-cell office:value-type="float" office:value="749981" table:style-name="ce37">
            <text:p>749.981</text:p>
          </table:table-cell>
          <table:table-cell office:value-type="percentage" office:value="0.88068526094778221" table:style-name="ce38">
            <text:p>88,1%</text:p>
          </table:table-cell>
          <table:table-cell office:value-type="float" office:value="503949" table:style-name="ce37">
            <text:p>503.949</text:p>
          </table:table-cell>
          <table:table-cell office:value-type="percentage" office:value="0.77678922373331238" table:style-name="ce38">
            <text:p>77,7%</text:p>
          </table:table-cell>
          <table:table-cell office:value-type="float" office:value="417429" table:style-name="ce37">
            <text:p>417.429</text:p>
          </table:table-cell>
          <table:table-cell office:value-type="percentage" office:value="0.80877343904395438" table:style-name="ce38">
            <text:p>80,9%</text:p>
          </table:table-cell>
          <table:table-cell office:value-type="float" office:value="359689" table:style-name="ce37">
            <text:p>359.689</text:p>
          </table:table-cell>
          <table:table-cell office:value-type="percentage" office:value="0.84726203740127337" table:style-name="ce38">
            <text:p>84,7%</text:p>
          </table:table-cell>
          <table:table-cell office:value-type="float" office:value="4044812" table:style-name="ce37">
            <text:p>4.044.812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90115828171762291" table:style-name="ce38">
            <text:p>90,1%</text:p>
          </table:table-cell>
          <table:table-cell office:value-type="percentage" office:value="0.79978834777797791" table:style-name="ce38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27" table:style-name="ce37">
            <text:p>78.227</text:p>
          </table:table-cell>
          <table:table-cell office:value-type="percentage" office:value="1" table:style-name="ce38">
            <text:p>100,0%</text:p>
          </table:table-cell>
          <table:table-cell office:value-type="float" office:value="95879" table:style-name="ce37">
            <text:p>95.879</text:p>
          </table:table-cell>
          <table:table-cell office:value-type="percentage" office:value="1" table:style-name="ce38">
            <text:p>100,0%</text:p>
          </table:table-cell>
          <table:table-cell office:value-type="float" office:value="132717" table:style-name="ce37">
            <text:p>132.717</text:p>
          </table:table-cell>
          <table:table-cell office:value-type="percentage" office:value="1" table:style-name="ce38">
            <text:p>100,0%</text:p>
          </table:table-cell>
          <table:table-cell office:value-type="float" office:value="161245" table:style-name="ce37">
            <text:p>161.245</text:p>
          </table:table-cell>
          <table:table-cell office:value-type="percentage" office:value="0.95289452534039332" table:style-name="ce38">
            <text:p>95,3%</text:p>
          </table:table-cell>
          <table:table-cell office:value-type="float" office:value="145902" table:style-name="ce37">
            <text:p>145.902</text:p>
          </table:table-cell>
          <table:table-cell office:value-type="percentage" office:value="0.91478049331009315" table:style-name="ce38">
            <text:p>91,5%</text:p>
          </table:table-cell>
          <table:table-cell office:value-type="float" office:value="112247" table:style-name="ce37">
            <text:p>112.247</text:p>
          </table:table-cell>
          <table:table-cell office:value-type="percentage" office:value="0.84093377984551876" table:style-name="ce38">
            <text:p>84,1%</text:p>
          </table:table-cell>
          <table:table-cell office:value-type="float" office:value="91347" table:style-name="ce37">
            <text:p>91.347</text:p>
          </table:table-cell>
          <table:table-cell office:value-type="percentage" office:value="0.80609777620896572" table:style-name="ce38">
            <text:p>80,6%</text:p>
          </table:table-cell>
          <table:table-cell office:value-type="float" office:value="74228" table:style-name="ce37">
            <text:p>74.228</text:p>
          </table:table-cell>
          <table:table-cell office:value-type="percentage" office:value="0.87584660766961653" table:style-name="ce38">
            <text:p>87,6%</text:p>
          </table:table-cell>
          <table:table-cell office:value-type="float" office:value="891792" table:style-name="ce37">
            <text:p>891.792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534444331403122" table:style-name="ce38">
            <text:p>93,5%</text:p>
          </table:table-cell>
          <table:table-cell office:value-type="percentage" office:value="0.83816061662407526" table:style-name="ce38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093" table:style-name="ce37">
            <text:p>242.093</text:p>
          </table:table-cell>
          <table:table-cell office:value-type="percentage" office:value="1" table:style-name="ce38">
            <text:p>100,0%</text:p>
          </table:table-cell>
          <table:table-cell office:value-type="float" office:value="291090" table:style-name="ce37">
            <text:p>291.090</text:p>
          </table:table-cell>
          <table:table-cell office:value-type="percentage" office:value="1" table:style-name="ce38">
            <text:p>100,0%</text:p>
          </table:table-cell>
          <table:table-cell office:value-type="float" office:value="345221" table:style-name="ce37">
            <text:p>345.221</text:p>
          </table:table-cell>
          <table:table-cell office:value-type="percentage" office:value="0.99508253897794063" table:style-name="ce38">
            <text:p>99,5%</text:p>
          </table:table-cell>
          <table:table-cell office:value-type="float" office:value="389964" table:style-name="ce37">
            <text:p>389.964</text:p>
          </table:table-cell>
          <table:table-cell office:value-type="percentage" office:value="0.96076513529561036" table:style-name="ce38">
            <text:p>96,1%</text:p>
          </table:table-cell>
          <table:table-cell office:value-type="float" office:value="406405" table:style-name="ce37">
            <text:p>406.405</text:p>
          </table:table-cell>
          <table:table-cell office:value-type="percentage" office:value="0.91693534376755614" table:style-name="ce38">
            <text:p>91,7%</text:p>
          </table:table-cell>
          <table:table-cell office:value-type="float" office:value="261366" table:style-name="ce37">
            <text:p>261.366</text:p>
          </table:table-cell>
          <table:table-cell office:value-type="percentage" office:value="0.80816182654727153" table:style-name="ce38">
            <text:p>80,8%</text:p>
          </table:table-cell>
          <table:table-cell office:value-type="float" office:value="196184" table:style-name="ce37">
            <text:p>196.184</text:p>
          </table:table-cell>
          <table:table-cell office:value-type="percentage" office:value="0.84935124534052586" table:style-name="ce38">
            <text:p>84,9%</text:p>
          </table:table-cell>
          <table:table-cell office:value-type="float" office:value="165846" table:style-name="ce37">
            <text:p>165.846</text:p>
          </table:table-cell>
          <table:table-cell office:value-type="percentage" office:value="0.92133083713411146" table:style-name="ce38">
            <text:p>92,1%</text:p>
          </table:table-cell>
          <table:table-cell office:value-type="float" office:value="2298169" table:style-name="ce37">
            <text:p>2.298.169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630955751830214" table:style-name="ce38">
            <text:p>93,6%</text:p>
          </table:table-cell>
          <table:table-cell office:value-type="percentage" office:value="0.85060065089482306" table:style-name="ce38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52" table:style-name="ce37">
            <text:p>23.352</text:p>
          </table:table-cell>
          <table:table-cell office:value-type="percentage" office:value="1" table:style-name="ce38">
            <text:p>100,0%</text:p>
          </table:table-cell>
          <table:table-cell office:value-type="float" office:value="28637" table:style-name="ce37">
            <text:p>28.637</text:p>
          </table:table-cell>
          <table:table-cell office:value-type="percentage" office:value="1" table:style-name="ce38">
            <text:p>100,0%</text:p>
          </table:table-cell>
          <table:table-cell office:value-type="float" office:value="37935" table:style-name="ce37">
            <text:p>37.935</text:p>
          </table:table-cell>
          <table:table-cell office:value-type="percentage" office:value="1" table:style-name="ce38">
            <text:p>100,0%</text:p>
          </table:table-cell>
          <table:table-cell office:value-type="float" office:value="45205" table:style-name="ce37">
            <text:p>45.205</text:p>
          </table:table-cell>
          <table:table-cell office:value-type="percentage" office:value="0.9484097012420275" table:style-name="ce38">
            <text:p>94,8%</text:p>
          </table:table-cell>
          <table:table-cell office:value-type="float" office:value="47188" table:style-name="ce37">
            <text:p>47.188</text:p>
          </table:table-cell>
          <table:table-cell office:value-type="percentage" office:value="0.89123085349500442" table:style-name="ce38">
            <text:p>89,1%</text:p>
          </table:table-cell>
          <table:table-cell office:value-type="float" office:value="30372" table:style-name="ce37">
            <text:p>30.372</text:p>
          </table:table-cell>
          <table:table-cell office:value-type="percentage" office:value="0.77245097789872585" table:style-name="ce38">
            <text:p>77,2%</text:p>
          </table:table-cell>
          <table:table-cell office:value-type="float" office:value="22856" table:style-name="ce37">
            <text:p>22.856</text:p>
          </table:table-cell>
          <table:table-cell office:value-type="percentage" office:value="0.75041040120822111" table:style-name="ce38">
            <text:p>75,0%</text:p>
          </table:table-cell>
          <table:table-cell office:value-type="float" office:value="20481" table:style-name="ce37">
            <text:p>20.481</text:p>
          </table:table-cell>
          <table:table-cell office:value-type="percentage" office:value="0.80216982610057963" table:style-name="ce38">
            <text:p>80,2%</text:p>
          </table:table-cell>
          <table:table-cell office:value-type="float" office:value="256026" table:style-name="ce37">
            <text:p>256.026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15952389336902" table:style-name="ce38">
            <text:p>90,2%</text:p>
          </table:table-cell>
          <table:table-cell office:value-type="percentage" office:value="0.80029632963859032" table:style-name="ce38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453" table:style-name="ce37">
            <text:p>373.453</text:p>
          </table:table-cell>
          <table:table-cell office:value-type="percentage" office:value="1" table:style-name="ce38">
            <text:p>100,0%</text:p>
          </table:table-cell>
          <table:table-cell office:value-type="float" office:value="510268" table:style-name="ce37">
            <text:p>510.268</text:p>
          </table:table-cell>
          <table:table-cell office:value-type="percentage" office:value="0.96994189107760975" table:style-name="ce38">
            <text:p>97,0%</text:p>
          </table:table-cell>
          <table:table-cell office:value-type="float" office:value="686585" table:style-name="ce37">
            <text:p>686.585</text:p>
          </table:table-cell>
          <table:table-cell office:value-type="percentage" office:value="0.97620154608906573" table:style-name="ce38">
            <text:p>97,6%</text:p>
          </table:table-cell>
          <table:table-cell office:value-type="float" office:value="935785" table:style-name="ce37">
            <text:p>935.785</text:p>
          </table:table-cell>
          <table:table-cell office:value-type="percentage" office:value="0.96196685180559283" table:style-name="ce38">
            <text:p>96,2%</text:p>
          </table:table-cell>
          <table:table-cell office:value-type="float" office:value="1021252" table:style-name="ce37">
            <text:p>1.021.252</text:p>
          </table:table-cell>
          <table:table-cell office:value-type="percentage" office:value="0.87588113254960887" table:style-name="ce38">
            <text:p>87,6%</text:p>
          </table:table-cell>
          <table:table-cell office:value-type="float" office:value="729902" table:style-name="ce37">
            <text:p>729.902</text:p>
          </table:table-cell>
          <table:table-cell office:value-type="percentage" office:value="0.76860915715429001" table:style-name="ce38">
            <text:p>76,9%</text:p>
          </table:table-cell>
          <table:table-cell office:value-type="float" office:value="577828" table:style-name="ce37">
            <text:p>577.828</text:p>
          </table:table-cell>
          <table:table-cell office:value-type="percentage" office:value="0.77824573217953463" table:style-name="ce38">
            <text:p>77,8%</text:p>
          </table:table-cell>
          <table:table-cell office:value-type="float" office:value="436743" table:style-name="ce37">
            <text:p>436.743</text:p>
          </table:table-cell>
          <table:table-cell office:value-type="percentage" office:value="0.78899704087494715" table:style-name="ce38">
            <text:p>78,9%</text:p>
          </table:table-cell>
          <table:table-cell office:value-type="float" office:value="5271816" table:style-name="ce37">
            <text:p>5.271.816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8187881538396939" table:style-name="ce38">
            <text:p>88,2%</text:p>
          </table:table-cell>
          <table:table-cell office:value-type="percentage" office:value="0.77756682706262992" table:style-name="ce38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901" table:style-name="ce37">
            <text:p>73.901</text:p>
          </table:table-cell>
          <table:table-cell office:value-type="percentage" office:value="1" table:style-name="ce38">
            <text:p>100,0%</text:p>
          </table:table-cell>
          <table:table-cell office:value-type="float" office:value="103136" table:style-name="ce37">
            <text:p>103.136</text:p>
          </table:table-cell>
          <table:table-cell office:value-type="percentage" office:value="1" table:style-name="ce38">
            <text:p>100,0%</text:p>
          </table:table-cell>
          <table:table-cell office:value-type="float" office:value="147809" table:style-name="ce37">
            <text:p>147.809</text:p>
          </table:table-cell>
          <table:table-cell office:value-type="percentage" office:value="1" table:style-name="ce38">
            <text:p>100,0%</text:p>
          </table:table-cell>
          <table:table-cell office:value-type="float" office:value="206561" table:style-name="ce37">
            <text:p>206.561</text:p>
          </table:table-cell>
          <table:table-cell office:value-type="percentage" office:value="0.9686058071050756" table:style-name="ce38">
            <text:p>96,9%</text:p>
          </table:table-cell>
          <table:table-cell office:value-type="float" office:value="229645" table:style-name="ce37">
            <text:p>229.645</text:p>
          </table:table-cell>
          <table:table-cell office:value-type="percentage" office:value="0.90355567621588229" table:style-name="ce38">
            <text:p>90,4%</text:p>
          </table:table-cell>
          <table:table-cell office:value-type="float" office:value="163501" table:style-name="ce37">
            <text:p>163.501</text:p>
          </table:table-cell>
          <table:table-cell office:value-type="percentage" office:value="0.78229020636067426" table:style-name="ce38">
            <text:p>78,2%</text:p>
          </table:table-cell>
          <table:table-cell office:value-type="float" office:value="136719" table:style-name="ce37">
            <text:p>136.719</text:p>
          </table:table-cell>
          <table:table-cell office:value-type="percentage" office:value="0.79373345408945239" table:style-name="ce38">
            <text:p>79,4%</text:p>
          </table:table-cell>
          <table:table-cell office:value-type="float" office:value="115607" table:style-name="ce37">
            <text:p>115.607</text:p>
          </table:table-cell>
          <table:table-cell office:value-type="percentage" office:value="0.81474199049995066" table:style-name="ce38">
            <text:p>81,5%</text:p>
          </table:table-cell>
          <table:table-cell office:value-type="float" office:value="1176879" table:style-name="ce37">
            <text:p>1.176.879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828697304175065" table:style-name="ce38">
            <text:p>89,8%</text:p>
          </table:table-cell>
          <table:table-cell office:value-type="percentage" office:value="0.77874489413075654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90" table:style-name="ce37">
            <text:p>42.490</text:p>
          </table:table-cell>
          <table:table-cell office:value-type="percentage" office:value="1" table:style-name="ce38">
            <text:p>100,0%</text:p>
          </table:table-cell>
          <table:table-cell office:value-type="float" office:value="55864" table:style-name="ce37">
            <text:p>55.864</text:p>
          </table:table-cell>
          <table:table-cell office:value-type="percentage" office:value="1" table:style-name="ce38">
            <text:p>100,0%</text:p>
          </table:table-cell>
          <table:table-cell office:value-type="float" office:value="72085" table:style-name="ce37">
            <text:p>72.085</text:p>
          </table:table-cell>
          <table:table-cell office:value-type="percentage" office:value="0.97617951356914578" table:style-name="ce38">
            <text:p>97,6%</text:p>
          </table:table-cell>
          <table:table-cell office:value-type="float" office:value="91340" table:style-name="ce37">
            <text:p>91.340</text:p>
          </table:table-cell>
          <table:table-cell office:value-type="percentage" office:value="0.94462944960390516" table:style-name="ce38">
            <text:p>94,5%</text:p>
          </table:table-cell>
          <table:table-cell office:value-type="float" office:value="94812" table:style-name="ce37">
            <text:p>94.812</text:p>
          </table:table-cell>
          <table:table-cell office:value-type="percentage" office:value="0.87787263198829646" table:style-name="ce38">
            <text:p>87,8%</text:p>
          </table:table-cell>
          <table:table-cell office:value-type="float" office:value="63116" table:style-name="ce37">
            <text:p>63.116</text:p>
          </table:table-cell>
          <table:table-cell office:value-type="percentage" office:value="0.77594325125090668" table:style-name="ce38">
            <text:p>77,6%</text:p>
          </table:table-cell>
          <table:table-cell office:value-type="float" office:value="55280" table:style-name="ce37">
            <text:p>55.280</text:p>
          </table:table-cell>
          <table:table-cell office:value-type="percentage" office:value="0.81142571961190135" table:style-name="ce38">
            <text:p>81,1%</text:p>
          </table:table-cell>
          <table:table-cell office:value-type="float" office:value="46807" table:style-name="ce37">
            <text:p>46.807</text:p>
          </table:table-cell>
          <table:table-cell office:value-type="percentage" office:value="0.83008796197772572" table:style-name="ce38">
            <text:p>83,0%</text:p>
          </table:table-cell>
          <table:table-cell office:value-type="float" office:value="521794" table:style-name="ce37">
            <text:p>521.794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754951372141589" table:style-name="ce38">
            <text:p>89,8%</text:p>
          </table:table-cell>
          <table:table-cell office:value-type="percentage" office:value="0.78916571006825498" table:style-name="ce38">
            <text:p>78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92" table:style-name="ce37">
            <text:p>164.092</text:p>
          </table:table-cell>
          <table:table-cell office:value-type="percentage" office:value="1" table:style-name="ce38">
            <text:p>100,0%</text:p>
          </table:table-cell>
          <table:table-cell office:value-type="float" office:value="213616" table:style-name="ce37">
            <text:p>213.616</text:p>
          </table:table-cell>
          <table:table-cell office:value-type="percentage" office:value="1" table:style-name="ce38">
            <text:p>100,0%</text:p>
          </table:table-cell>
          <table:table-cell office:value-type="float" office:value="278164" table:style-name="ce37">
            <text:p>278.164</text:p>
          </table:table-cell>
          <table:table-cell office:value-type="percentage" office:value="0.9930208232929576" table:style-name="ce38">
            <text:p>99,3%</text:p>
          </table:table-cell>
          <table:table-cell office:value-type="float" office:value="322813" table:style-name="ce37">
            <text:p>322.813</text:p>
          </table:table-cell>
          <table:table-cell office:value-type="percentage" office:value="0.94951423184509542" table:style-name="ce38">
            <text:p>95,0%</text:p>
          </table:table-cell>
          <table:table-cell office:value-type="float" office:value="318534" table:style-name="ce37">
            <text:p>318.534</text:p>
          </table:table-cell>
          <table:table-cell office:value-type="percentage" office:value="0.87960500700019051" table:style-name="ce38">
            <text:p>88,0%</text:p>
          </table:table-cell>
          <table:table-cell office:value-type="float" office:value="198978" table:style-name="ce37">
            <text:p>198.978</text:p>
          </table:table-cell>
          <table:table-cell office:value-type="percentage" office:value="0.76370503141515989" table:style-name="ce38">
            <text:p>76,4%</text:p>
          </table:table-cell>
          <table:table-cell office:value-type="float" office:value="156290" table:style-name="ce37">
            <text:p>156.290</text:p>
          </table:table-cell>
          <table:table-cell office:value-type="percentage" office:value="0.77550190042374989" table:style-name="ce38">
            <text:p>77,6%</text:p>
          </table:table-cell>
          <table:table-cell office:value-type="float" office:value="139347" table:style-name="ce37">
            <text:p>139.347</text:p>
          </table:table-cell>
          <table:table-cell office:value-type="percentage" office:value="0.82646525034696272" table:style-name="ce38">
            <text:p>82,6%</text:p>
          </table:table-cell>
          <table:table-cell office:value-type="float" office:value="1791834" table:style-name="ce37">
            <text:p>1.791.83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316808497018308" table:style-name="ce38">
            <text:p>90,3%</text:p>
          </table:table-cell>
          <table:table-cell office:value-type="percentage" office:value="0.80694923314706934" table:style-name="ce38">
            <text:p>80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6" table:style-name="ce37">
            <text:p>2.396</text:p>
          </table:table-cell>
          <table:table-cell office:value-type="percentage" office:value="0.91976967370441454" table:style-name="ce38">
            <text:p>92,0%</text:p>
          </table:table-cell>
          <table:table-cell office:value-type="float" office:value="3883" table:style-name="ce37">
            <text:p>3.883</text:p>
          </table:table-cell>
          <table:table-cell office:value-type="percentage" office:value="0.89925891616489118" table:style-name="ce38">
            <text:p>89,9%</text:p>
          </table:table-cell>
          <table:table-cell office:value-type="float" office:value="7604" table:style-name="ce37">
            <text:p>7.604</text:p>
          </table:table-cell>
          <table:table-cell office:value-type="percentage" office:value="0.96779941453480978" table:style-name="ce38">
            <text:p>96,8%</text:p>
          </table:table-cell>
          <table:table-cell office:value-type="float" office:value="10488" table:style-name="ce37">
            <text:p>10.488</text:p>
          </table:table-cell>
          <table:table-cell office:value-type="percentage" office:value="0.90758047767393557" table:style-name="ce38">
            <text:p>90,8%</text:p>
          </table:table-cell>
          <table:table-cell office:value-type="float" office:value="10966" table:style-name="ce37">
            <text:p>10.966</text:p>
          </table:table-cell>
          <table:table-cell office:value-type="percentage" office:value="0.86742604018351521" table:style-name="ce38">
            <text:p>86,7%</text:p>
          </table:table-cell>
          <table:table-cell office:value-type="float" office:value="8932" table:style-name="ce37">
            <text:p>8.932</text:p>
          </table:table-cell>
          <table:table-cell office:value-type="percentage" office:value="0.75096687405414497" table:style-name="ce38">
            <text:p>75,1%</text:p>
          </table:table-cell>
          <table:table-cell office:value-type="float" office:value="8696" table:style-name="ce37">
            <text:p>8.696</text:p>
          </table:table-cell>
          <table:table-cell office:value-type="percentage" office:value="0.79292422722713596" table:style-name="ce38">
            <text:p>79,3%</text:p>
          </table:table-cell>
          <table:table-cell office:value-type="float" office:value="7791" table:style-name="ce37">
            <text:p>7.791</text:p>
          </table:table-cell>
          <table:table-cell office:value-type="percentage" office:value="0.85371466140696906" table:style-name="ce38">
            <text:p>85,4%</text:p>
          </table:table-cell>
          <table:table-cell office:value-type="float" office:value="60756" table:style-name="ce37">
            <text:p>60.756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5614035087719298" table:style-name="ce38">
            <text:p>85,6%</text:p>
          </table:table-cell>
          <table:table-cell office:value-type="percentage" office:value="0.72155055699389559" table:style-name="ce38">
            <text:p>72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7" table:style-name="ce37">
            <text:p>2.007</text:p>
          </table:table-cell>
          <table:table-cell office:value-type="percentage" office:value="0.85440613026819923" table:style-name="ce38">
            <text:p>85,4%</text:p>
          </table:table-cell>
          <table:table-cell office:value-type="float" office:value="3303" table:style-name="ce37">
            <text:p>3.303</text:p>
          </table:table-cell>
          <table:table-cell office:value-type="percentage" office:value="0.88127001067235855" table:style-name="ce38">
            <text:p>88,1%</text:p>
          </table:table-cell>
          <table:table-cell office:value-type="float" office:value="7128" table:style-name="ce37">
            <text:p>7.128</text:p>
          </table:table-cell>
          <table:table-cell office:value-type="percentage" office:value="0.91069375239555383" table:style-name="ce38">
            <text:p>91,1%</text:p>
          </table:table-cell>
          <table:table-cell office:value-type="float" office:value="9619" table:style-name="ce37">
            <text:p>9.619</text:p>
          </table:table-cell>
          <table:table-cell office:value-type="percentage" office:value="0.85131427559961059" table:style-name="ce38">
            <text:p>85,1%</text:p>
          </table:table-cell>
          <table:table-cell office:value-type="float" office:value="9948" table:style-name="ce37">
            <text:p>9.948</text:p>
          </table:table-cell>
          <table:table-cell office:value-type="percentage" office:value="0.82886185635727383" table:style-name="ce38">
            <text:p>82,9%</text:p>
          </table:table-cell>
          <table:table-cell office:value-type="float" office:value="8446" table:style-name="ce37">
            <text:p>8.446</text:p>
          </table:table-cell>
          <table:table-cell office:value-type="percentage" office:value="0.69611802522047306" table:style-name="ce38">
            <text:p>69,6%</text:p>
          </table:table-cell>
          <table:table-cell office:value-type="float" office:value="8321" table:style-name="ce37">
            <text:p>8.321</text:p>
          </table:table-cell>
          <table:table-cell office:value-type="percentage" office:value="0.69370571071279696" table:style-name="ce38">
            <text:p>69,4%</text:p>
          </table:table-cell>
          <table:table-cell office:value-type="float" office:value="7276" table:style-name="ce37">
            <text:p>7.276</text:p>
          </table:table-cell>
          <table:table-cell office:value-type="percentage" office:value="0.75997493210779199" table:style-name="ce38">
            <text:p>76,0%</text:p>
          </table:table-cell>
          <table:table-cell office:value-type="float" office:value="56048" table:style-name="ce37">
            <text:p>56.048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9022093138015137" table:style-name="ce38">
            <text:p>79,0%</text:p>
          </table:table-cell>
          <table:table-cell office:value-type="percentage" office:value="0.64366760071661533" table:style-name="ce38">
            <text:p>64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494" table:style-name="ce37">
            <text:p>9.494</text:p>
          </table:table-cell>
          <table:table-cell office:value-type="string" table:style-name="ce38">
            <text:p>-</text:p>
          </table:table-cell>
          <table:table-cell office:value-type="float" office:value="21959" table:style-name="ce37">
            <text:p>21.959</text:p>
          </table:table-cell>
          <table:table-cell office:value-type="string" table:style-name="ce38">
            <text:p>-</text:p>
          </table:table-cell>
          <table:table-cell office:value-type="float" office:value="31726" table:style-name="ce37">
            <text:p>31.726</text:p>
          </table:table-cell>
          <table:table-cell office:value-type="string" table:style-name="ce38">
            <text:p>-</text:p>
          </table:table-cell>
          <table:table-cell office:value-type="float" office:value="24406" table:style-name="ce37">
            <text:p>24.406</text:p>
          </table:table-cell>
          <table:table-cell office:value-type="string" table:style-name="ce38">
            <text:p>-</text:p>
          </table:table-cell>
          <table:table-cell office:value-type="float" office:value="1126" table:style-name="ce37">
            <text:p>1.126</text:p>
          </table:table-cell>
          <table:table-cell office:value-type="string" table:style-name="ce38">
            <text:p>-</text:p>
          </table:table-cell>
          <table:table-cell office:value-type="float" office:value="92286" table:style-name="ce37">
            <text:p>92.286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1" table:style-name="ce40">
            <text:p>31</text:p>
          </table:table-cell>
          <table:table-cell office:value-type="string" table:style-name="ce41">
            <text:p>-</text:p>
          </table:table-cell>
          <table:table-cell office:value-type="float" office:value="206" table:style-name="ce40">
            <text:p>206</text:p>
          </table:table-cell>
          <table:table-cell office:value-type="string" table:style-name="ce41">
            <text:p>-</text:p>
          </table:table-cell>
          <table:table-cell office:value-type="float" office:value="584" table:style-name="ce40">
            <text:p>584</text:p>
          </table:table-cell>
          <table:table-cell office:value-type="string" table:style-name="ce41">
            <text:p>-</text:p>
          </table:table-cell>
          <table:table-cell office:value-type="float" office:value="1138" table:style-name="ce40">
            <text:p>1.138</text:p>
          </table:table-cell>
          <table:table-cell office:value-type="string" table:style-name="ce41">
            <text:p>-</text:p>
          </table:table-cell>
          <table:table-cell office:value-type="float" office:value="1270" table:style-name="ce40">
            <text:p>1.270</text:p>
          </table:table-cell>
          <table:table-cell office:value-type="string" table:style-name="ce41">
            <text:p>-</text:p>
          </table:table-cell>
          <table:table-cell office:value-type="float" office:value="1086" table:style-name="ce40">
            <text:p>1.086</text:p>
          </table:table-cell>
          <table:table-cell office:value-type="string" table:style-name="ce41">
            <text:p>-</text:p>
          </table:table-cell>
          <table:table-cell office:value-type="float" office:value="166" table:style-name="ce40">
            <text:p>166</text:p>
          </table:table-cell>
          <table:table-cell office:value-type="string" table:style-name="ce41">
            <text:p>-</text:p>
          </table:table-cell>
          <table:table-cell office:value-type="float" office:value="4507" table:style-name="ce40">
            <text:p>4.507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5253" table:style-name="ce44">
            <text:p>2.935.253</text:p>
          </table:table-cell>
          <table:table-cell office:value-type="percentage" office:value="1" table:style-name="ce45">
            <text:p>100,0%</text:p>
          </table:table-cell>
          <table:table-cell office:value-type="float" office:value="3939161" table:style-name="ce44">
            <text:p>3.939.161</text:p>
          </table:table-cell>
          <table:table-cell office:value-type="percentage" office:value="0.9947263225544154" table:style-name="ce45">
            <text:p>99,5%</text:p>
          </table:table-cell>
          <table:table-cell office:value-type="float" office:value="5265555" table:style-name="ce44">
            <text:p>5.265.555</text:p>
          </table:table-cell>
          <table:table-cell office:value-type="percentage" office:value="0.98661585396701434" table:style-name="ce45">
            <text:p>98,7%</text:p>
          </table:table-cell>
          <table:table-cell office:value-type="float" office:value="6654546" table:style-name="ce44">
            <text:p>6.654.546</text:p>
          </table:table-cell>
          <table:table-cell office:value-type="percentage" office:value="0.94614765801459511" table:style-name="ce45">
            <text:p>94,6%</text:p>
          </table:table-cell>
          <table:table-cell office:value-type="float" office:value="6925456" table:style-name="ce44">
            <text:p>6.925.456</text:p>
          </table:table-cell>
          <table:table-cell office:value-type="percentage" office:value="0.87755788111033095" table:style-name="ce45">
            <text:p>87,8%</text:p>
          </table:table-cell>
          <table:table-cell office:value-type="float" office:value="4813154" table:style-name="ce44">
            <text:p>4.813.154</text:p>
          </table:table-cell>
          <table:table-cell office:value-type="percentage" office:value="0.77252691358809378" table:style-name="ce45">
            <text:p>77,3%</text:p>
          </table:table-cell>
          <table:table-cell office:value-type="float" office:value="3870357" table:style-name="ce44">
            <text:p>3.870.357</text:p>
          </table:table-cell>
          <table:table-cell office:value-type="percentage" office:value="0.78273787373802739" table:style-name="ce45">
            <text:p>78,3%</text:p>
          </table:table-cell>
          <table:table-cell office:value-type="float" office:value="3208887" table:style-name="ce44">
            <text:p>3.208.887</text:p>
          </table:table-cell>
          <table:table-cell office:value-type="percentage" office:value="0.82518542253090121" table:style-name="ce45">
            <text:p>82,5%</text:p>
          </table:table-cell>
          <table:table-cell office:value-type="float" office:value="37612369" table:style-name="ce44">
            <text:p>37.612.369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29848880908271" table:style-name="ce45">
            <text:p>89,3%</text:p>
          </table:table-cell>
          <table:table-cell office:value-type="percentage" office:value="0.79266046016721114" table:style-name="ce45">
            <text:p>79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220" table:style-name="ce34">
            <text:p>427.220</text:p>
          </table:table-cell>
          <table:table-cell office:value-type="percentage" office:value="1" table:style-name="ce35">
            <text:p>100,0%</text:p>
          </table:table-cell>
          <table:table-cell office:value-type="float" office:value="647865" table:style-name="ce34">
            <text:p>647.865</text:p>
          </table:table-cell>
          <table:table-cell office:value-type="percentage" office:value="0.99613149830637737" table:style-name="ce35">
            <text:p>99,6%</text:p>
          </table:table-cell>
          <table:table-cell office:value-type="float" office:value="914063" table:style-name="ce34">
            <text:p>914.063</text:p>
          </table:table-cell>
          <table:table-cell office:value-type="percentage" office:value="0.99772525588142513" table:style-name="ce35">
            <text:p>99,8%</text:p>
          </table:table-cell>
          <table:table-cell office:value-type="float" office:value="1194416" table:style-name="ce34">
            <text:p>1.194.416</text:p>
          </table:table-cell>
          <table:table-cell office:value-type="percentage" office:value="0.94418669729593419" table:style-name="ce35">
            <text:p>94,4%</text:p>
          </table:table-cell>
          <table:table-cell office:value-type="float" office:value="1217442" table:style-name="ce34">
            <text:p>1.217.442</text:p>
          </table:table-cell>
          <table:table-cell office:value-type="percentage" office:value="0.87894714803258067" table:style-name="ce35">
            <text:p>87,9%</text:p>
          </table:table-cell>
          <table:table-cell office:value-type="float" office:value="876386" table:style-name="ce34">
            <text:p>876.386</text:p>
          </table:table-cell>
          <table:table-cell office:value-type="percentage" office:value="0.76861334289876404" table:style-name="ce35">
            <text:p>76,9%</text:p>
          </table:table-cell>
          <table:table-cell office:value-type="float" office:value="695952" table:style-name="ce34">
            <text:p>695.952</text:p>
          </table:table-cell>
          <table:table-cell office:value-type="percentage" office:value="0.74940560283932323" table:style-name="ce35">
            <text:p>74,9%</text:p>
          </table:table-cell>
          <table:table-cell office:value-type="float" office:value="583617" table:style-name="ce34">
            <text:p>583.617</text:p>
          </table:table-cell>
          <table:table-cell office:value-type="percentage" office:value="0.77515151273663285" table:style-name="ce35">
            <text:p>77,5%</text:p>
          </table:table-cell>
          <table:table-cell office:value-type="float" office:value="6556961" table:style-name="ce34">
            <text:p>6.556.961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7989573233941343" table:style-name="ce35">
            <text:p>88,0%</text:p>
          </table:table-cell>
          <table:table-cell office:value-type="percentage" office:value="0.7746505929355274" table:style-name="ce35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96" table:style-name="ce37">
            <text:p>99.796</text:p>
          </table:table-cell>
          <table:table-cell office:value-type="percentage" office:value="1" table:style-name="ce38">
            <text:p>100,0%</text:p>
          </table:table-cell>
          <table:table-cell office:value-type="float" office:value="118305" table:style-name="ce37">
            <text:p>118.305</text:p>
          </table:table-cell>
          <table:table-cell office:value-type="percentage" office:value="0.99453574881257623" table:style-name="ce38">
            <text:p>99,5%</text:p>
          </table:table-cell>
          <table:table-cell office:value-type="float" office:value="151850" table:style-name="ce37">
            <text:p>151.850</text:p>
          </table:table-cell>
          <table:table-cell office:value-type="percentage" office:value="0.97111283071236254" table:style-name="ce38">
            <text:p>97,1%</text:p>
          </table:table-cell>
          <table:table-cell office:value-type="float" office:value="182932" table:style-name="ce37">
            <text:p>182.932</text:p>
          </table:table-cell>
          <table:table-cell office:value-type="percentage" office:value="0.92265945749649458" table:style-name="ce38">
            <text:p>92,3%</text:p>
          </table:table-cell>
          <table:table-cell office:value-type="float" office:value="183207" table:style-name="ce37">
            <text:p>183.207</text:p>
          </table:table-cell>
          <table:table-cell office:value-type="percentage" office:value="0.85235155366771653" table:style-name="ce38">
            <text:p>85,2%</text:p>
          </table:table-cell>
          <table:table-cell office:value-type="float" office:value="118528" table:style-name="ce37">
            <text:p>118.528</text:p>
          </table:table-cell>
          <table:table-cell office:value-type="percentage" office:value="0.72147352787212549" table:style-name="ce38">
            <text:p>72,1%</text:p>
          </table:table-cell>
          <table:table-cell office:value-type="float" office:value="95872" table:style-name="ce37">
            <text:p>95.872</text:p>
          </table:table-cell>
          <table:table-cell office:value-type="percentage" office:value="0.73520908581989397" table:style-name="ce38">
            <text:p>73,5%</text:p>
          </table:table-cell>
          <table:table-cell office:value-type="float" office:value="78343" table:style-name="ce37">
            <text:p>78.343</text:p>
          </table:table-cell>
          <table:table-cell office:value-type="percentage" office:value="0.75980758226730938" table:style-name="ce38">
            <text:p>76,0%</text:p>
          </table:table-cell>
          <table:table-cell office:value-type="float" office:value="1028833" table:style-name="ce37">
            <text:p>1.028.833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6811533548105113" table:style-name="ce38">
            <text:p>86,8%</text:p>
          </table:table-cell>
          <table:table-cell office:value-type="percentage" office:value="0.77391301731394302" table:style-name="ce38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86" table:style-name="ce37">
            <text:p>88.086</text:p>
          </table:table-cell>
          <table:table-cell office:value-type="percentage" office:value="1" table:style-name="ce38">
            <text:p>100,0%</text:p>
          </table:table-cell>
          <table:table-cell office:value-type="float" office:value="113809" table:style-name="ce37">
            <text:p>113.809</text:p>
          </table:table-cell>
          <table:table-cell office:value-type="percentage" office:value="1" table:style-name="ce38">
            <text:p>100,0%</text:p>
          </table:table-cell>
          <table:table-cell office:value-type="float" office:value="146859" table:style-name="ce37">
            <text:p>146.859</text:p>
          </table:table-cell>
          <table:table-cell office:value-type="percentage" office:value="0.98133670114666027" table:style-name="ce38">
            <text:p>98,1%</text:p>
          </table:table-cell>
          <table:table-cell office:value-type="float" office:value="151848" table:style-name="ce37">
            <text:p>151.848</text:p>
          </table:table-cell>
          <table:table-cell office:value-type="percentage" office:value="0.93361615788988284" table:style-name="ce38">
            <text:p>93,4%</text:p>
          </table:table-cell>
          <table:table-cell office:value-type="float" office:value="148792" table:style-name="ce37">
            <text:p>148.792</text:p>
          </table:table-cell>
          <table:table-cell office:value-type="percentage" office:value="0.89100740749612262" table:style-name="ce38">
            <text:p>89,1%</text:p>
          </table:table-cell>
          <table:table-cell office:value-type="float" office:value="87789" table:style-name="ce37">
            <text:p>87.789</text:p>
          </table:table-cell>
          <table:table-cell office:value-type="percentage" office:value="0.76704441201911733" table:style-name="ce38">
            <text:p>76,7%</text:p>
          </table:table-cell>
          <table:table-cell office:value-type="float" office:value="62779" table:style-name="ce37">
            <text:p>62.779</text:p>
          </table:table-cell>
          <table:table-cell office:value-type="percentage" office:value="0.79355588982568792" table:style-name="ce38">
            <text:p>79,4%</text:p>
          </table:table-cell>
          <table:table-cell office:value-type="float" office:value="56328" table:style-name="ce37">
            <text:p>56.328</text:p>
          </table:table-cell>
          <table:table-cell office:value-type="percentage" office:value="0.88012500000000005" table:style-name="ce38">
            <text:p>88,0%</text:p>
          </table:table-cell>
          <table:table-cell office:value-type="float" office:value="856290" table:style-name="ce37">
            <text:p>856.290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687037637845359" table:style-name="ce38">
            <text:p>91,7%</text:p>
          </table:table-cell>
          <table:table-cell office:value-type="percentage" office:value="0.8405020102396582" table:style-name="ce38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74" table:style-name="ce37">
            <text:p>50.774</text:p>
          </table:table-cell>
          <table:table-cell office:value-type="percentage" office:value="1" table:style-name="ce38">
            <text:p>100,0%</text:p>
          </table:table-cell>
          <table:table-cell office:value-type="float" office:value="78583" table:style-name="ce37">
            <text:p>78.583</text:p>
          </table:table-cell>
          <table:table-cell office:value-type="percentage" office:value="0.97599234934671375" table:style-name="ce38">
            <text:p>97,6%</text:p>
          </table:table-cell>
          <table:table-cell office:value-type="float" office:value="108676" table:style-name="ce37">
            <text:p>108.676</text:p>
          </table:table-cell>
          <table:table-cell office:value-type="percentage" office:value="0.92702442186793599" table:style-name="ce38">
            <text:p>92,7%</text:p>
          </table:table-cell>
          <table:table-cell office:value-type="float" office:value="147277" table:style-name="ce37">
            <text:p>147.277</text:p>
          </table:table-cell>
          <table:table-cell office:value-type="percentage" office:value="0.88829713444754732" table:style-name="ce38">
            <text:p>88,8%</text:p>
          </table:table-cell>
          <table:table-cell office:value-type="float" office:value="161789" table:style-name="ce37">
            <text:p>161.789</text:p>
          </table:table-cell>
          <table:table-cell office:value-type="percentage" office:value="0.784728285121161" table:style-name="ce38">
            <text:p>78,5%</text:p>
          </table:table-cell>
          <table:table-cell office:value-type="float" office:value="117190" table:style-name="ce37">
            <text:p>117.190</text:p>
          </table:table-cell>
          <table:table-cell office:value-type="percentage" office:value="0.64324018728010235" table:style-name="ce38">
            <text:p>64,3%</text:p>
          </table:table-cell>
          <table:table-cell office:value-type="float" office:value="88266" table:style-name="ce37">
            <text:p>88.266</text:p>
          </table:table-cell>
          <table:table-cell office:value-type="percentage" office:value="0.63987762972843654" table:style-name="ce38">
            <text:p>64,0%</text:p>
          </table:table-cell>
          <table:table-cell office:value-type="float" office:value="67572" table:style-name="ce37">
            <text:p>67.572</text:p>
          </table:table-cell>
          <table:table-cell office:value-type="percentage" office:value="0.7077084206116464" table:style-name="ce38">
            <text:p>70,8%</text:p>
          </table:table-cell>
          <table:table-cell office:value-type="float" office:value="820127" table:style-name="ce37">
            <text:p>820.12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9249507424625576" table:style-name="ce38">
            <text:p>79,2%</text:p>
          </table:table-cell>
          <table:table-cell office:value-type="percentage" office:value="0.70004003267485704" table:style-name="ce38">
            <text:p>70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650" table:style-name="ce37">
            <text:p>91.650</text:p>
          </table:table-cell>
          <table:table-cell office:value-type="percentage" office:value="1" table:style-name="ce38">
            <text:p>100,0%</text:p>
          </table:table-cell>
          <table:table-cell office:value-type="float" office:value="149865" table:style-name="ce37">
            <text:p>149.865</text:p>
          </table:table-cell>
          <table:table-cell office:value-type="percentage" office:value="0.96980541121198982" table:style-name="ce38">
            <text:p>97,0%</text:p>
          </table:table-cell>
          <table:table-cell office:value-type="float" office:value="218922" table:style-name="ce37">
            <text:p>218.922</text:p>
          </table:table-cell>
          <table:table-cell office:value-type="percentage" office:value="0.93121841661987648" table:style-name="ce38">
            <text:p>93,1%</text:p>
          </table:table-cell>
          <table:table-cell office:value-type="float" office:value="316443" table:style-name="ce37">
            <text:p>316.443</text:p>
          </table:table-cell>
          <table:table-cell office:value-type="percentage" office:value="0.90280218651572552" table:style-name="ce38">
            <text:p>90,3%</text:p>
          </table:table-cell>
          <table:table-cell office:value-type="float" office:value="310486" table:style-name="ce37">
            <text:p>310.486</text:p>
          </table:table-cell>
          <table:table-cell office:value-type="percentage" office:value="0.80037842463987796" table:style-name="ce38">
            <text:p>80,0%</text:p>
          </table:table-cell>
          <table:table-cell office:value-type="float" office:value="216684" table:style-name="ce37">
            <text:p>216.684</text:p>
          </table:table-cell>
          <table:table-cell office:value-type="percentage" office:value="0.69688101011790282" table:style-name="ce38">
            <text:p>69,7%</text:p>
          </table:table-cell>
          <table:table-cell office:value-type="float" office:value="171366" table:style-name="ce37">
            <text:p>171.366</text:p>
          </table:table-cell>
          <table:table-cell office:value-type="percentage" office:value="0.68070451403784737" table:style-name="ce38">
            <text:p>68,1%</text:p>
          </table:table-cell>
          <table:table-cell office:value-type="float" office:value="132056" table:style-name="ce37">
            <text:p>132.056</text:p>
          </table:table-cell>
          <table:table-cell office:value-type="percentage" office:value="0.73447276650889615" table:style-name="ce38">
            <text:p>73,4%</text:p>
          </table:table-cell>
          <table:table-cell office:value-type="float" office:value="1607472" table:style-name="ce37">
            <text:p>1.607.472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1981503222706953" table:style-name="ce38">
            <text:p>82,0%</text:p>
          </table:table-cell>
          <table:table-cell office:value-type="percentage" office:value="0.73874423700522807" table:style-name="ce38">
            <text:p>73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92" table:style-name="ce37">
            <text:p>41.792</text:p>
          </table:table-cell>
          <table:table-cell office:value-type="percentage" office:value="1" table:style-name="ce38">
            <text:p>100,0%</text:p>
          </table:table-cell>
          <table:table-cell office:value-type="float" office:value="55642" table:style-name="ce37">
            <text:p>55.642</text:p>
          </table:table-cell>
          <table:table-cell office:value-type="percentage" office:value="1" table:style-name="ce38">
            <text:p>100,0%</text:p>
          </table:table-cell>
          <table:table-cell office:value-type="float" office:value="75934" table:style-name="ce37">
            <text:p>75.934</text:p>
          </table:table-cell>
          <table:table-cell office:value-type="percentage" office:value="0.98175706251212103" table:style-name="ce38">
            <text:p>98,2%</text:p>
          </table:table-cell>
          <table:table-cell office:value-type="float" office:value="83194" table:style-name="ce37">
            <text:p>83.194</text:p>
          </table:table-cell>
          <table:table-cell office:value-type="percentage" office:value="0.92474767684851722" table:style-name="ce38">
            <text:p>92,5%</text:p>
          </table:table-cell>
          <table:table-cell office:value-type="float" office:value="85869" table:style-name="ce37">
            <text:p>85.869</text:p>
          </table:table-cell>
          <table:table-cell office:value-type="percentage" office:value="0.87828452781556521" table:style-name="ce38">
            <text:p>87,8%</text:p>
          </table:table-cell>
          <table:table-cell office:value-type="float" office:value="51869" table:style-name="ce37">
            <text:p>51.869</text:p>
          </table:table-cell>
          <table:table-cell office:value-type="percentage" office:value="0.73601237353312621" table:style-name="ce38">
            <text:p>73,6%</text:p>
          </table:table-cell>
          <table:table-cell office:value-type="float" office:value="37532" table:style-name="ce37">
            <text:p>37.532</text:p>
          </table:table-cell>
          <table:table-cell office:value-type="percentage" office:value="0.74313434313434312" table:style-name="ce38">
            <text:p>74,3%</text:p>
          </table:table-cell>
          <table:table-cell office:value-type="float" office:value="32164" table:style-name="ce37">
            <text:p>32.164</text:p>
          </table:table-cell>
          <table:table-cell office:value-type="percentage" office:value="0.7316152218911357" table:style-name="ce38">
            <text:p>73,2%</text:p>
          </table:table-cell>
          <table:table-cell office:value-type="float" office:value="463996" table:style-name="ce37">
            <text:p>463.996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8527398893779563" table:style-name="ce38">
            <text:p>88,5%</text:p>
          </table:table-cell>
          <table:table-cell office:value-type="percentage" office:value="0.79600621027440144" table:style-name="ce38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604" table:style-name="ce37">
            <text:p>226.604</text:p>
          </table:table-cell>
          <table:table-cell office:value-type="percentage" office:value="1" table:style-name="ce38">
            <text:p>100,0%</text:p>
          </table:table-cell>
          <table:table-cell office:value-type="float" office:value="248761" table:style-name="ce37">
            <text:p>248.761</text:p>
          </table:table-cell>
          <table:table-cell office:value-type="percentage" office:value="1" table:style-name="ce38">
            <text:p>100,0%</text:p>
          </table:table-cell>
          <table:table-cell office:value-type="float" office:value="316476" table:style-name="ce37">
            <text:p>316.476</text:p>
          </table:table-cell>
          <table:table-cell office:value-type="percentage" office:value="0.99341128462685391" table:style-name="ce38">
            <text:p>99,3%</text:p>
          </table:table-cell>
          <table:table-cell office:value-type="float" office:value="347226" table:style-name="ce37">
            <text:p>347.226</text:p>
          </table:table-cell>
          <table:table-cell office:value-type="percentage" office:value="0.91093592182068606" table:style-name="ce38">
            <text:p>91,1%</text:p>
          </table:table-cell>
          <table:table-cell office:value-type="float" office:value="313200" table:style-name="ce37">
            <text:p>313.200</text:p>
          </table:table-cell>
          <table:table-cell office:value-type="percentage" office:value="0.86208557548065678" table:style-name="ce38">
            <text:p>86,2%</text:p>
          </table:table-cell>
          <table:table-cell office:value-type="float" office:value="201867" table:style-name="ce37">
            <text:p>201.867</text:p>
          </table:table-cell>
          <table:table-cell office:value-type="percentage" office:value="0.75384546442455269" table:style-name="ce38">
            <text:p>75,4%</text:p>
          </table:table-cell>
          <table:table-cell office:value-type="float" office:value="159335" table:style-name="ce37">
            <text:p>159.335</text:p>
          </table:table-cell>
          <table:table-cell office:value-type="percentage" office:value="0.75512070746803406" table:style-name="ce38">
            <text:p>75,5%</text:p>
          </table:table-cell>
          <table:table-cell office:value-type="float" office:value="123219" table:style-name="ce37">
            <text:p>123.219</text:p>
          </table:table-cell>
          <table:table-cell office:value-type="percentage" office:value="0.7452371448270857" table:style-name="ce38">
            <text:p>74,5%</text:p>
          </table:table-cell>
          <table:table-cell office:value-type="float" office:value="1936688" table:style-name="ce37">
            <text:p>1.936.688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8991858942871072" table:style-name="ce38">
            <text:p>89,0%</text:p>
          </table:table-cell>
          <table:table-cell office:value-type="percentage" office:value="0.80866568291690988" table:style-name="ce38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989" table:style-name="ce37">
            <text:p>135.989</text:p>
          </table:table-cell>
          <table:table-cell office:value-type="percentage" office:value="1" table:style-name="ce38">
            <text:p>100,0%</text:p>
          </table:table-cell>
          <table:table-cell office:value-type="float" office:value="156953" table:style-name="ce37">
            <text:p>156.953</text:p>
          </table:table-cell>
          <table:table-cell office:value-type="percentage" office:value="0.98649914205441824" table:style-name="ce38">
            <text:p>98,6%</text:p>
          </table:table-cell>
          <table:table-cell office:value-type="float" office:value="214709" table:style-name="ce37">
            <text:p>214.709</text:p>
          </table:table-cell>
          <table:table-cell office:value-type="percentage" office:value="0.98290179634139641" table:style-name="ce38">
            <text:p>98,3%</text:p>
          </table:table-cell>
          <table:table-cell office:value-type="float" office:value="275939" table:style-name="ce37">
            <text:p>275.939</text:p>
          </table:table-cell>
          <table:table-cell office:value-type="percentage" office:value="0.89742680777161288" table:style-name="ce38">
            <text:p>89,7%</text:p>
          </table:table-cell>
          <table:table-cell office:value-type="float" office:value="273555" table:style-name="ce37">
            <text:p>273.555</text:p>
          </table:table-cell>
          <table:table-cell office:value-type="percentage" office:value="0.82743757656417782" table:style-name="ce38">
            <text:p>82,7%</text:p>
          </table:table-cell>
          <table:table-cell office:value-type="float" office:value="190263" table:style-name="ce37">
            <text:p>190.263</text:p>
          </table:table-cell>
          <table:table-cell office:value-type="percentage" office:value="0.71554074636800913" table:style-name="ce38">
            <text:p>71,6%</text:p>
          </table:table-cell>
          <table:table-cell office:value-type="float" office:value="154753" table:style-name="ce37">
            <text:p>154.753</text:p>
          </table:table-cell>
          <table:table-cell office:value-type="percentage" office:value="0.70958645323698122" table:style-name="ce38">
            <text:p>71,0%</text:p>
          </table:table-cell>
          <table:table-cell office:value-type="float" office:value="128700" table:style-name="ce37">
            <text:p>128.700</text:p>
          </table:table-cell>
          <table:table-cell office:value-type="percentage" office:value="0.73977421654059272" table:style-name="ce38">
            <text:p>74,0%</text:p>
          </table:table-cell>
          <table:table-cell office:value-type="float" office:value="1530861" table:style-name="ce37">
            <text:p>1.530.861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4634815434015342" table:style-name="ce38">
            <text:p>84,6%</text:p>
          </table:table-cell>
          <table:table-cell office:value-type="percentage" office:value="0.7485063961302959" table:style-name="ce38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289" table:style-name="ce37">
            <text:p>452.289</text:p>
          </table:table-cell>
          <table:table-cell office:value-type="percentage" office:value="1" table:style-name="ce38">
            <text:p>100,0%</text:p>
          </table:table-cell>
          <table:table-cell office:value-type="float" office:value="613118" table:style-name="ce37">
            <text:p>613.118</text:p>
          </table:table-cell>
          <table:table-cell office:value-type="percentage" office:value="0.96509636513603192" table:style-name="ce38">
            <text:p>96,5%</text:p>
          </table:table-cell>
          <table:table-cell office:value-type="float" office:value="783173" table:style-name="ce37">
            <text:p>783.173</text:p>
          </table:table-cell>
          <table:table-cell office:value-type="percentage" office:value="0.93503815736690288" table:style-name="ce38">
            <text:p>93,5%</text:p>
          </table:table-cell>
          <table:table-cell office:value-type="float" office:value="1006671" table:style-name="ce37">
            <text:p>1.006.671</text:p>
          </table:table-cell>
          <table:table-cell office:value-type="percentage" office:value="0.92204565022257234" table:style-name="ce38">
            <text:p>92,2%</text:p>
          </table:table-cell>
          <table:table-cell office:value-type="float" office:value="1092869" table:style-name="ce37">
            <text:p>1.092.869</text:p>
          </table:table-cell>
          <table:table-cell office:value-type="percentage" office:value="0.82997140698155691" table:style-name="ce38">
            <text:p>83,0%</text:p>
          </table:table-cell>
          <table:table-cell office:value-type="float" office:value="714429" table:style-name="ce37">
            <text:p>714.429</text:p>
          </table:table-cell>
          <table:table-cell office:value-type="percentage" office:value="0.68389186063875818" table:style-name="ce38">
            <text:p>68,4%</text:p>
          </table:table-cell>
          <table:table-cell office:value-type="float" office:value="563409" table:style-name="ce37">
            <text:p>563.409</text:p>
          </table:table-cell>
          <table:table-cell office:value-type="percentage" office:value="0.67157646301560903" table:style-name="ce38">
            <text:p>67,2%</text:p>
          </table:table-cell>
          <table:table-cell office:value-type="float" office:value="451650" table:style-name="ce37">
            <text:p>451.650</text:p>
          </table:table-cell>
          <table:table-cell office:value-type="percentage" office:value="0.68831667596309476" table:style-name="ce38">
            <text:p>68,8%</text:p>
          </table:table-cell>
          <table:table-cell office:value-type="float" office:value="5677608" table:style-name="ce37">
            <text:p>5.677.608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2663226738260664" table:style-name="ce38">
            <text:p>82,7%</text:p>
          </table:table-cell>
          <table:table-cell office:value-type="percentage" office:value="0.72972473802705462" table:style-name="ce38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800" table:style-name="ce37">
            <text:p>292.800</text:p>
          </table:table-cell>
          <table:table-cell office:value-type="percentage" office:value="1" table:style-name="ce38">
            <text:p>100,0%</text:p>
          </table:table-cell>
          <table:table-cell office:value-type="float" office:value="431055" table:style-name="ce37">
            <text:p>431.055</text:p>
          </table:table-cell>
          <table:table-cell office:value-type="percentage" office:value="0.98445400605670275" table:style-name="ce38">
            <text:p>98,4%</text:p>
          </table:table-cell>
          <table:table-cell office:value-type="float" office:value="560951" table:style-name="ce37">
            <text:p>560.951</text:p>
          </table:table-cell>
          <table:table-cell office:value-type="percentage" office:value="0.96594446970010062" table:style-name="ce38">
            <text:p>96,6%</text:p>
          </table:table-cell>
          <table:table-cell office:value-type="float" office:value="706631" table:style-name="ce37">
            <text:p>706.631</text:p>
          </table:table-cell>
          <table:table-cell office:value-type="percentage" office:value="0.93925171532856422" table:style-name="ce38">
            <text:p>93,9%</text:p>
          </table:table-cell>
          <table:table-cell office:value-type="float" office:value="738338" table:style-name="ce37">
            <text:p>738.338</text:p>
          </table:table-cell>
          <table:table-cell office:value-type="percentage" office:value="0.86701315659685196" table:style-name="ce38">
            <text:p>86,7%</text:p>
          </table:table-cell>
          <table:table-cell office:value-type="float" office:value="482297" table:style-name="ce37">
            <text:p>482.297</text:p>
          </table:table-cell>
          <table:table-cell office:value-type="percentage" office:value="0.74341473490155818" table:style-name="ce38">
            <text:p>74,3%</text:p>
          </table:table-cell>
          <table:table-cell office:value-type="float" office:value="391323" table:style-name="ce37">
            <text:p>391.323</text:p>
          </table:table-cell>
          <table:table-cell office:value-type="percentage" office:value="0.75819276688250548" table:style-name="ce38">
            <text:p>75,8%</text:p>
          </table:table-cell>
          <table:table-cell office:value-type="float" office:value="327726" table:style-name="ce37">
            <text:p>327.726</text:p>
          </table:table-cell>
          <table:table-cell office:value-type="percentage" office:value="0.77197189368974228" table:style-name="ce38">
            <text:p>77,2%</text:p>
          </table:table-cell>
          <table:table-cell office:value-type="float" office:value="3931121" table:style-name="ce37">
            <text:p>3.931.121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7582865299649615" table:style-name="ce38">
            <text:p>87,6%</text:p>
          </table:table-cell>
          <table:table-cell office:value-type="percentage" office:value="0.77730801073209643" table:style-name="ce38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304" table:style-name="ce37">
            <text:p>77.304</text:p>
          </table:table-cell>
          <table:table-cell office:value-type="percentage" office:value="1" table:style-name="ce38">
            <text:p>100,0%</text:p>
          </table:table-cell>
          <table:table-cell office:value-type="float" office:value="95330" table:style-name="ce37">
            <text:p>95.330</text:p>
          </table:table-cell>
          <table:table-cell office:value-type="percentage" office:value="1" table:style-name="ce38">
            <text:p>100,0%</text:p>
          </table:table-cell>
          <table:table-cell office:value-type="float" office:value="131193" table:style-name="ce37">
            <text:p>131.193</text:p>
          </table:table-cell>
          <table:table-cell office:value-type="percentage" office:value="1.047056194481911" table:style-name="ce38">
            <text:p>104,7%</text:p>
          </table:table-cell>
          <table:table-cell office:value-type="float" office:value="159863" table:style-name="ce37">
            <text:p>159.863</text:p>
          </table:table-cell>
          <table:table-cell office:value-type="percentage" office:value="0.94472744894099847" table:style-name="ce38">
            <text:p>94,5%</text:p>
          </table:table-cell>
          <table:table-cell office:value-type="float" office:value="143695" table:style-name="ce37">
            <text:p>143.695</text:p>
          </table:table-cell>
          <table:table-cell office:value-type="percentage" office:value="0.90094298218114788" table:style-name="ce38">
            <text:p>90,1%</text:p>
          </table:table-cell>
          <table:table-cell office:value-type="float" office:value="108668" table:style-name="ce37">
            <text:p>108.668</text:p>
          </table:table-cell>
          <table:table-cell office:value-type="percentage" office:value="0.81412057327369847" table:style-name="ce38">
            <text:p>81,4%</text:p>
          </table:table-cell>
          <table:table-cell office:value-type="float" office:value="86650" table:style-name="ce37">
            <text:p>86.650</text:p>
          </table:table-cell>
          <table:table-cell office:value-type="percentage" office:value="0.7646487822096717" table:style-name="ce38">
            <text:p>76,5%</text:p>
          </table:table-cell>
          <table:table-cell office:value-type="float" office:value="68426" table:style-name="ce37">
            <text:p>68.426</text:p>
          </table:table-cell>
          <table:table-cell office:value-type="percentage" office:value="0.80738643067846605" table:style-name="ce38">
            <text:p>80,7%</text:p>
          </table:table-cell>
          <table:table-cell office:value-type="float" office:value="871129" table:style-name="ce37">
            <text:p>871.129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1367232444304136" table:style-name="ce38">
            <text:p>91,4%</text:p>
          </table:table-cell>
          <table:table-cell office:value-type="percentage" office:value="0.81874026656340726" table:style-name="ce38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350" table:style-name="ce37">
            <text:p>240.350</text:p>
          </table:table-cell>
          <table:table-cell office:value-type="percentage" office:value="1" table:style-name="ce38">
            <text:p>100,0%</text:p>
          </table:table-cell>
          <table:table-cell office:value-type="float" office:value="289535" table:style-name="ce37">
            <text:p>289.535</text:p>
          </table:table-cell>
          <table:table-cell office:value-type="percentage" office:value="0.99921659844976218" table:style-name="ce38">
            <text:p>99,9%</text:p>
          </table:table-cell>
          <table:table-cell office:value-type="float" office:value="342312" table:style-name="ce37">
            <text:p>342.312</text:p>
          </table:table-cell>
          <table:table-cell office:value-type="percentage" office:value="0.98669748967362014" table:style-name="ce38">
            <text:p>98,7%</text:p>
          </table:table-cell>
          <table:table-cell office:value-type="float" office:value="386424" table:style-name="ce37">
            <text:p>386.424</text:p>
          </table:table-cell>
          <table:table-cell office:value-type="percentage" office:value="0.95204353899711502" table:style-name="ce38">
            <text:p>95,2%</text:p>
          </table:table-cell>
          <table:table-cell office:value-type="float" office:value="399954" table:style-name="ce37">
            <text:p>399.954</text:p>
          </table:table-cell>
          <table:table-cell office:value-type="percentage" office:value="0.9023805279984477" table:style-name="ce38">
            <text:p>90,2%</text:p>
          </table:table-cell>
          <table:table-cell office:value-type="float" office:value="250974" table:style-name="ce37">
            <text:p>250.974</text:p>
          </table:table-cell>
          <table:table-cell office:value-type="percentage" office:value="0.77602904071637069" table:style-name="ce38">
            <text:p>77,6%</text:p>
          </table:table-cell>
          <table:table-cell office:value-type="float" office:value="184262" table:style-name="ce37">
            <text:p>184.262</text:p>
          </table:table-cell>
          <table:table-cell office:value-type="percentage" office:value="0.79773661037054999" table:style-name="ce38">
            <text:p>79,8%</text:p>
          </table:table-cell>
          <table:table-cell office:value-type="float" office:value="155839" table:style-name="ce37">
            <text:p>155.839</text:p>
          </table:table-cell>
          <table:table-cell office:value-type="percentage" office:value="0.86573855461176508" table:style-name="ce38">
            <text:p>86,6%</text:p>
          </table:table-cell>
          <table:table-cell office:value-type="float" office:value="2249650" table:style-name="ce37">
            <text:p>2.249.650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654216729537663" table:style-name="ce38">
            <text:p>91,7%</text:p>
          </table:table-cell>
          <table:table-cell office:value-type="percentage" office:value="0.83264274919970582" table:style-name="ce38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41" table:style-name="ce37">
            <text:p>23.141</text:p>
          </table:table-cell>
          <table:table-cell office:value-type="percentage" office:value="1" table:style-name="ce38">
            <text:p>100,0%</text:p>
          </table:table-cell>
          <table:table-cell office:value-type="float" office:value="28529" table:style-name="ce37">
            <text:p>28.529</text:p>
          </table:table-cell>
          <table:table-cell office:value-type="percentage" office:value="1" table:style-name="ce38">
            <text:p>100,0%</text:p>
          </table:table-cell>
          <table:table-cell office:value-type="float" office:value="37302" table:style-name="ce37">
            <text:p>37.302</text:p>
          </table:table-cell>
          <table:table-cell office:value-type="percentage" office:value="0.9889707831804444" table:style-name="ce38">
            <text:p>98,9%</text:p>
          </table:table-cell>
          <table:table-cell office:value-type="float" office:value="44546" table:style-name="ce37">
            <text:p>44.546</text:p>
          </table:table-cell>
          <table:table-cell office:value-type="percentage" office:value="0.93458375293722729" table:style-name="ce38">
            <text:p>93,5%</text:p>
          </table:table-cell>
          <table:table-cell office:value-type="float" office:value="46269" table:style-name="ce37">
            <text:p>46.269</text:p>
          </table:table-cell>
          <table:table-cell office:value-type="percentage" office:value="0.87387387387387383" table:style-name="ce38">
            <text:p>87,4%</text:p>
          </table:table-cell>
          <table:table-cell office:value-type="float" office:value="29184" table:style-name="ce37">
            <text:p>29.184</text:p>
          </table:table-cell>
          <table:table-cell office:value-type="percentage" office:value="0.74223657773595464" table:style-name="ce38">
            <text:p>74,2%</text:p>
          </table:table-cell>
          <table:table-cell office:value-type="float" office:value="21436" table:style-name="ce37">
            <text:p>21.436</text:p>
          </table:table-cell>
          <table:table-cell office:value-type="percentage" office:value="0.70378882395429776" table:style-name="ce38">
            <text:p>70,4%</text:p>
          </table:table-cell>
          <table:table-cell office:value-type="float" office:value="18473" table:style-name="ce37">
            <text:p>18.473</text:p>
          </table:table-cell>
          <table:table-cell office:value-type="percentage" office:value="0.72352342158859473" table:style-name="ce38">
            <text:p>72,4%</text:p>
          </table:table-cell>
          <table:table-cell office:value-type="float" office:value="248880" table:style-name="ce37">
            <text:p>248.880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7643060886713386" table:style-name="ce38">
            <text:p>87,6%</text:p>
          </table:table-cell>
          <table:table-cell office:value-type="percentage" office:value="0.77795907650180984" table:style-name="ce38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303" table:style-name="ce37">
            <text:p>370.303</text:p>
          </table:table-cell>
          <table:table-cell office:value-type="percentage" office:value="1" table:style-name="ce38">
            <text:p>100,0%</text:p>
          </table:table-cell>
          <table:table-cell office:value-type="float" office:value="507701" table:style-name="ce37">
            <text:p>507.701</text:p>
          </table:table-cell>
          <table:table-cell office:value-type="percentage" office:value="0.96506241434303841" table:style-name="ce38">
            <text:p>96,5%</text:p>
          </table:table-cell>
          <table:table-cell office:value-type="float" office:value="672928" table:style-name="ce37">
            <text:p>672.928</text:p>
          </table:table-cell>
          <table:table-cell office:value-type="percentage" office:value="0.95678372525852273" table:style-name="ce38">
            <text:p>95,7%</text:p>
          </table:table-cell>
          <table:table-cell office:value-type="float" office:value="925895" table:style-name="ce37">
            <text:p>925.895</text:p>
          </table:table-cell>
          <table:table-cell office:value-type="percentage" office:value="0.95180014453377582" table:style-name="ce38">
            <text:p>95,2%</text:p>
          </table:table-cell>
          <table:table-cell office:value-type="float" office:value="994933" table:style-name="ce37">
            <text:p>994.933</text:p>
          </table:table-cell>
          <table:table-cell office:value-type="percentage" office:value="0.85330852997201478" table:style-name="ce38">
            <text:p>85,3%</text:p>
          </table:table-cell>
          <table:table-cell office:value-type="float" office:value="690976" table:style-name="ce37">
            <text:p>690.976</text:p>
          </table:table-cell>
          <table:table-cell office:value-type="percentage" office:value="0.72761888715723855" table:style-name="ce38">
            <text:p>72,8%</text:p>
          </table:table-cell>
          <table:table-cell office:value-type="float" office:value="533870" table:style-name="ce37">
            <text:p>533.870</text:p>
          </table:table-cell>
          <table:table-cell office:value-type="percentage" office:value="0.71904104515303546" table:style-name="ce38">
            <text:p>71,9%</text:p>
          </table:table-cell>
          <table:table-cell office:value-type="float" office:value="382051" table:style-name="ce37">
            <text:p>382.051</text:p>
          </table:table-cell>
          <table:table-cell office:value-type="percentage" office:value="0.69019333672964289" table:style-name="ce38">
            <text:p>69,0%</text:p>
          </table:table-cell>
          <table:table-cell office:value-type="float" office:value="5078657" table:style-name="ce37">
            <text:p>5.078.657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4956683216969331" table:style-name="ce38">
            <text:p>85,0%</text:p>
          </table:table-cell>
          <table:table-cell office:value-type="percentage" office:value="0.74907682840778489" table:style-name="ce38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86" table:style-name="ce37">
            <text:p>72.786</text:p>
          </table:table-cell>
          <table:table-cell office:value-type="percentage" office:value="1" table:style-name="ce38">
            <text:p>100,0%</text:p>
          </table:table-cell>
          <table:table-cell office:value-type="float" office:value="100962" table:style-name="ce37">
            <text:p>100.962</text:p>
          </table:table-cell>
          <table:table-cell office:value-type="percentage" office:value="0.98117571599335274" table:style-name="ce38">
            <text:p>98,1%</text:p>
          </table:table-cell>
          <table:table-cell office:value-type="float" office:value="144499" table:style-name="ce37">
            <text:p>144.499</text:p>
          </table:table-cell>
          <table:table-cell office:value-type="percentage" office:value="0.98359528687827158" table:style-name="ce38">
            <text:p>98,4%</text:p>
          </table:table-cell>
          <table:table-cell office:value-type="float" office:value="203405" table:style-name="ce37">
            <text:p>203.405</text:p>
          </table:table-cell>
          <table:table-cell office:value-type="percentage" office:value="0.95380669242600447" table:style-name="ce38">
            <text:p>95,4%</text:p>
          </table:table-cell>
          <table:table-cell office:value-type="float" office:value="223501" table:style-name="ce37">
            <text:p>223.501</text:p>
          </table:table-cell>
          <table:table-cell office:value-type="percentage" office:value="0.87938164205589453" table:style-name="ce38">
            <text:p>87,9%</text:p>
          </table:table-cell>
          <table:table-cell office:value-type="float" office:value="155382" table:style-name="ce37">
            <text:p>155.382</text:p>
          </table:table-cell>
          <table:table-cell office:value-type="percentage" office:value="0.74344387401137779" table:style-name="ce38">
            <text:p>74,3%</text:p>
          </table:table-cell>
          <table:table-cell office:value-type="float" office:value="126928" table:style-name="ce37">
            <text:p>126.928</text:p>
          </table:table-cell>
          <table:table-cell office:value-type="percentage" office:value="0.73689099438019601" table:style-name="ce38">
            <text:p>73,7%</text:p>
          </table:table-cell>
          <table:table-cell office:value-type="float" office:value="106628" table:style-name="ce37">
            <text:p>106.628</text:p>
          </table:table-cell>
          <table:table-cell office:value-type="percentage" office:value="0.75146235922590099" table:style-name="ce38">
            <text:p>75,1%</text:p>
          </table:table-cell>
          <table:table-cell office:value-type="float" office:value="1134091" table:style-name="ce37">
            <text:p>1.134.091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6562779312392524" table:style-name="ce38">
            <text:p>86,6%</text:p>
          </table:table-cell>
          <table:table-cell office:value-type="percentage" office:value="0.75043192692676464" table:style-name="ce38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88" table:style-name="ce37">
            <text:p>42.088</text:p>
          </table:table-cell>
          <table:table-cell office:value-type="percentage" office:value="1" table:style-name="ce38">
            <text:p>100,0%</text:p>
          </table:table-cell>
          <table:table-cell office:value-type="float" office:value="55689" table:style-name="ce37">
            <text:p>55.689</text:p>
          </table:table-cell>
          <table:table-cell office:value-type="percentage" office:value="0.99815385718382565" table:style-name="ce38">
            <text:p>99,8%</text:p>
          </table:table-cell>
          <table:table-cell office:value-type="float" office:value="71305" table:style-name="ce37">
            <text:p>71.305</text:p>
          </table:table-cell>
          <table:table-cell office:value-type="percentage" office:value="0.96561670548724343" table:style-name="ce38">
            <text:p>96,6%</text:p>
          </table:table-cell>
          <table:table-cell office:value-type="float" office:value="90340" table:style-name="ce37">
            <text:p>90.340</text:p>
          </table:table-cell>
          <table:table-cell office:value-type="percentage" office:value="0.93428754628001742" table:style-name="ce38">
            <text:p>93,4%</text:p>
          </table:table-cell>
          <table:table-cell office:value-type="float" office:value="93169" table:style-name="ce37">
            <text:p>93.169</text:p>
          </table:table-cell>
          <table:table-cell office:value-type="percentage" office:value="0.86265995074165291" table:style-name="ce38">
            <text:p>86,3%</text:p>
          </table:table-cell>
          <table:table-cell office:value-type="float" office:value="60614" table:style-name="ce37">
            <text:p>60.614</text:p>
          </table:table-cell>
          <table:table-cell office:value-type="percentage" office:value="0.74518385562016698" table:style-name="ce38">
            <text:p>74,5%</text:p>
          </table:table-cell>
          <table:table-cell office:value-type="float" office:value="51837" table:style-name="ce37">
            <text:p>51.837</text:p>
          </table:table-cell>
          <table:table-cell office:value-type="percentage" office:value="0.76088775375401818" table:style-name="ce38">
            <text:p>76,1%</text:p>
          </table:table-cell>
          <table:table-cell office:value-type="float" office:value="43277" table:style-name="ce37">
            <text:p>43.277</text:p>
          </table:table-cell>
          <table:table-cell office:value-type="percentage" office:value="0.76748598992693484" table:style-name="ce38">
            <text:p>76,7%</text:p>
          </table:table-cell>
          <table:table-cell office:value-type="float" office:value="508319" table:style-name="ce37">
            <text:p>508.319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7437086525593699" table:style-name="ce38">
            <text:p>87,4%</text:p>
          </table:table-cell>
          <table:table-cell office:value-type="percentage" office:value="0.76878600477618619" table:style-name="ce38">
            <text:p>76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62" table:style-name="ce37">
            <text:p>161.762</text:p>
          </table:table-cell>
          <table:table-cell office:value-type="percentage" office:value="1.0241342196897751" table:style-name="ce38">
            <text:p>102,4%</text:p>
          </table:table-cell>
          <table:table-cell office:value-type="float" office:value="211999" table:style-name="ce37">
            <text:p>211.999</text:p>
          </table:table-cell>
          <table:table-cell office:value-type="percentage" office:value="0.99492211881866521" table:style-name="ce38">
            <text:p>99,5%</text:p>
          </table:table-cell>
          <table:table-cell office:value-type="float" office:value="272492" table:style-name="ce37">
            <text:p>272.492</text:p>
          </table:table-cell>
          <table:table-cell office:value-type="percentage" office:value="0.97277228606413702" table:style-name="ce38">
            <text:p>97,3%</text:p>
          </table:table-cell>
          <table:table-cell office:value-type="float" office:value="319306" table:style-name="ce37">
            <text:p>319.306</text:p>
          </table:table-cell>
          <table:table-cell office:value-type="percentage" office:value="0.93919882815602229" table:style-name="ce38">
            <text:p>93,9%</text:p>
          </table:table-cell>
          <table:table-cell office:value-type="float" office:value="313378" table:style-name="ce37">
            <text:p>313.378</text:p>
          </table:table-cell>
          <table:table-cell office:value-type="percentage" office:value="0.86536714411555971" table:style-name="ce38">
            <text:p>86,5%</text:p>
          </table:table-cell>
          <table:table-cell office:value-type="float" office:value="190911" table:style-name="ce37">
            <text:p>190.911</text:p>
          </table:table-cell>
          <table:table-cell office:value-type="percentage" office:value="0.73274277182653147" table:style-name="ce38">
            <text:p>73,3%</text:p>
          </table:table-cell>
          <table:table-cell office:value-type="float" office:value="146727" table:style-name="ce37">
            <text:p>146.727</text:p>
          </table:table-cell>
          <table:table-cell office:value-type="percentage" office:value="0.7280508499806484" table:style-name="ce38">
            <text:p>72,8%</text:p>
          </table:table-cell>
          <table:table-cell office:value-type="float" office:value="129868" table:style-name="ce37">
            <text:p>129.868</text:p>
          </table:table-cell>
          <table:table-cell office:value-type="percentage" office:value="0.77024542424350262" table:style-name="ce38">
            <text:p>77,0%</text:p>
          </table:table-cell>
          <table:table-cell office:value-type="float" office:value="1746443" table:style-name="ce37">
            <text:p>1.746.443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802888994290663" table:style-name="ce38">
            <text:p>88,0%</text:p>
          </table:table-cell>
          <table:table-cell office:value-type="percentage" office:value="0.78650747758166617" table:style-name="ce38">
            <text:p>78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2" table:style-name="ce37">
            <text:p>2.372</text:p>
          </table:table-cell>
          <table:table-cell office:value-type="percentage" office:value="0.91055662188099806" table:style-name="ce38">
            <text:p>91,1%</text:p>
          </table:table-cell>
          <table:table-cell office:value-type="float" office:value="3846" table:style-name="ce37">
            <text:p>3.846</text:p>
          </table:table-cell>
          <table:table-cell office:value-type="percentage" office:value="0.89069013432144506" table:style-name="ce38">
            <text:p>89,1%</text:p>
          </table:table-cell>
          <table:table-cell office:value-type="float" office:value="7431" table:style-name="ce37">
            <text:p>7.431</text:p>
          </table:table-cell>
          <table:table-cell office:value-type="percentage" office:value="0.94578083237877053" table:style-name="ce38">
            <text:p>94,6%</text:p>
          </table:table-cell>
          <table:table-cell office:value-type="float" office:value="10244" table:style-name="ce37">
            <text:p>10.244</text:p>
          </table:table-cell>
          <table:table-cell office:value-type="percentage" office:value="0.88646590515749391" table:style-name="ce38">
            <text:p>88,6%</text:p>
          </table:table-cell>
          <table:table-cell office:value-type="float" office:value="10607" table:style-name="ce37">
            <text:p>10.607</text:p>
          </table:table-cell>
          <table:table-cell office:value-type="percentage" office:value="0.8390286347096978" table:style-name="ce38">
            <text:p>83,9%</text:p>
          </table:table-cell>
          <table:table-cell office:value-type="float" office:value="8386" table:style-name="ce37">
            <text:p>8.386</text:p>
          </table:table-cell>
          <table:table-cell office:value-type="percentage" office:value="0.70506137548343706" table:style-name="ce38">
            <text:p>70,5%</text:p>
          </table:table-cell>
          <table:table-cell office:value-type="float" office:value="7822" table:style-name="ce37">
            <text:p>7.822</text:p>
          </table:table-cell>
          <table:table-cell office:value-type="percentage" office:value="0.71323060089358981" table:style-name="ce38">
            <text:p>71,3%</text:p>
          </table:table-cell>
          <table:table-cell office:value-type="float" office:value="6293" table:style-name="ce37">
            <text:p>6.293</text:p>
          </table:table-cell>
          <table:table-cell office:value-type="percentage" office:value="0.6895682664913434" table:style-name="ce38">
            <text:p>69,0%</text:p>
          </table:table-cell>
          <table:table-cell office:value-type="float" office:value="57001" table:style-name="ce37">
            <text:p>57.001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0322694285915597" table:style-name="ce38">
            <text:p>80,3%</text:p>
          </table:table-cell>
          <table:table-cell office:value-type="percentage" office:value="0.6769554167359445" table:style-name="ce38">
            <text:p>67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6" table:style-name="ce37">
            <text:p>1.956</text:p>
          </table:table-cell>
          <table:table-cell office:value-type="percentage" office:value="0.83269476372924645" table:style-name="ce38">
            <text:p>83,3%</text:p>
          </table:table-cell>
          <table:table-cell office:value-type="float" office:value="3226" table:style-name="ce37">
            <text:p>3.226</text:p>
          </table:table-cell>
          <table:table-cell office:value-type="percentage" office:value="0.86072572038420492" table:style-name="ce38">
            <text:p>86,1%</text:p>
          </table:table-cell>
          <table:table-cell office:value-type="float" office:value="6950" table:style-name="ce37">
            <text:p>6.950</text:p>
          </table:table-cell>
          <table:table-cell office:value-type="percentage" office:value="0.8879519611600869" table:style-name="ce38">
            <text:p>88,8%</text:p>
          </table:table-cell>
          <table:table-cell office:value-type="float" office:value="9399" table:style-name="ce37">
            <text:p>9.399</text:p>
          </table:table-cell>
          <table:table-cell office:value-type="percentage" office:value="0.83184352597575006" table:style-name="ce38">
            <text:p>83,2%</text:p>
          </table:table-cell>
          <table:table-cell office:value-type="float" office:value="9692" table:style-name="ce37">
            <text:p>9.692</text:p>
          </table:table-cell>
          <table:table-cell office:value-type="percentage" office:value="0.80753207798700222" table:style-name="ce38">
            <text:p>80,8%</text:p>
          </table:table-cell>
          <table:table-cell office:value-type="float" office:value="8002" table:style-name="ce37">
            <text:p>8.002</text:p>
          </table:table-cell>
          <table:table-cell office:value-type="percentage" office:value="0.65952361328607934" table:style-name="ce38">
            <text:p>66,0%</text:p>
          </table:table-cell>
          <table:table-cell office:value-type="float" office:value="7482" table:style-name="ce37">
            <text:p>7.482</text:p>
          </table:table-cell>
          <table:table-cell office:value-type="percentage" office:value="0.62375989995831593" table:style-name="ce38">
            <text:p>62,4%</text:p>
          </table:table-cell>
          <table:table-cell office:value-type="float" office:value="6412" table:style-name="ce37">
            <text:p>6.412</text:p>
          </table:table-cell>
          <table:table-cell office:value-type="percentage" office:value="0.66973052015876333" table:style-name="ce38">
            <text:p>67,0%</text:p>
          </table:table-cell>
          <table:table-cell office:value-type="float" office:value="53119" table:style-name="ce37">
            <text:p>53.119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489249510059639" table:style-name="ce38">
            <text:p>74,9%</text:p>
          </table:table-cell>
          <table:table-cell office:value-type="percentage" office:value="0.61003031834259724" table:style-name="ce38">
            <text:p>61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6" table:style-name="ce37">
            <text:p>3.396</text:p>
          </table:table-cell>
          <table:table-cell office:value-type="string" table:style-name="ce38">
            <text:p>-</text:p>
          </table:table-cell>
          <table:table-cell office:value-type="float" office:value="8918" table:style-name="ce37">
            <text:p>8.918</text:p>
          </table:table-cell>
          <table:table-cell office:value-type="string" table:style-name="ce38">
            <text:p>-</text:p>
          </table:table-cell>
          <table:table-cell office:value-type="float" office:value="20597" table:style-name="ce37">
            <text:p>20.597</text:p>
          </table:table-cell>
          <table:table-cell office:value-type="string" table:style-name="ce38">
            <text:p>-</text:p>
          </table:table-cell>
          <table:table-cell office:value-type="float" office:value="29780" table:style-name="ce37">
            <text:p>29.780</text:p>
          </table:table-cell>
          <table:table-cell office:value-type="string" table:style-name="ce38">
            <text:p>-</text:p>
          </table:table-cell>
          <table:table-cell office:value-type="float" office:value="22341" table:style-name="ce37">
            <text:p>22.341</text:p>
          </table:table-cell>
          <table:table-cell office:value-type="string" table:style-name="ce38">
            <text:p>-</text:p>
          </table:table-cell>
          <table:table-cell office:value-type="float" office:value="1039" table:style-name="ce37">
            <text:p>1.039</text:p>
          </table:table-cell>
          <table:table-cell office:value-type="string" table:style-name="ce38">
            <text:p>-</text:p>
          </table:table-cell>
          <table:table-cell office:value-type="float" office:value="86111" table:style-name="ce37">
            <text:p>86.111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0" table:style-name="ce40">
            <text:p>30</text:p>
          </table:table-cell>
          <table:table-cell office:value-type="string" table:style-name="ce41">
            <text:p>-</text:p>
          </table:table-cell>
          <table:table-cell office:value-type="float" office:value="196" table:style-name="ce40">
            <text:p>196</text:p>
          </table:table-cell>
          <table:table-cell office:value-type="string" table:style-name="ce41">
            <text:p>-</text:p>
          </table:table-cell>
          <table:table-cell office:value-type="float" office:value="562" table:style-name="ce40">
            <text:p>562</text:p>
          </table:table-cell>
          <table:table-cell office:value-type="string" table:style-name="ce41">
            <text:p>-</text:p>
          </table:table-cell>
          <table:table-cell office:value-type="float" office:value="1078" table:style-name="ce40">
            <text:p>1.078</text:p>
          </table:table-cell>
          <table:table-cell office:value-type="string" table:style-name="ce41">
            <text:p>-</text:p>
          </table:table-cell>
          <table:table-cell office:value-type="float" office:value="1165" table:style-name="ce40">
            <text:p>1.165</text:p>
          </table:table-cell>
          <table:table-cell office:value-type="string" table:style-name="ce41">
            <text:p>-</text:p>
          </table:table-cell>
          <table:table-cell office:value-type="float" office:value="1007" table:style-name="ce40">
            <text:p>1.007</text:p>
          </table:table-cell>
          <table:table-cell office:value-type="string" table:style-name="ce41">
            <text:p>-</text:p>
          </table:table-cell>
          <table:table-cell office:value-type="float" office:value="144" table:style-name="ce40">
            <text:p>144</text:p>
          </table:table-cell>
          <table:table-cell office:value-type="string" table:style-name="ce41">
            <text:p>-</text:p>
          </table:table-cell>
          <table:table-cell office:value-type="float" office:value="4207" table:style-name="ce40">
            <text:p>4.207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9110" table:style-name="ce44">
            <text:p>2.899.110</text:p>
          </table:table-cell>
          <table:table-cell office:value-type="percentage" office:value="1" table:style-name="ce45">
            <text:p>100,0%</text:p>
          </table:table-cell>
          <table:table-cell office:value-type="float" office:value="3910820" table:style-name="ce44">
            <text:p>3.910.820</text:p>
          </table:table-cell>
          <table:table-cell office:value-type="percentage" office:value="0.98756958569915243" table:style-name="ce45">
            <text:p>98,8%</text:p>
          </table:table-cell>
          <table:table-cell office:value-type="float" office:value="5181617" table:style-name="ce44">
            <text:p>5.181.617</text:p>
          </table:table-cell>
          <table:table-cell office:value-type="percentage" office:value="0.97088825040950077" table:style-name="ce45">
            <text:p>97,1%</text:p>
          </table:table-cell>
          <table:table-cell office:value-type="float" office:value="6571479" table:style-name="ce44">
            <text:p>6.571.479</text:p>
          </table:table-cell>
          <table:table-cell office:value-type="percentage" office:value="0.93433713818224318" table:style-name="ce45">
            <text:p>93,4%</text:p>
          </table:table-cell>
          <table:table-cell office:value-type="float" office:value="6782420" table:style-name="ce44">
            <text:p>6.782.420</text:p>
          </table:table-cell>
          <table:table-cell office:value-type="percentage" office:value="0.85943310072294599" table:style-name="ce45">
            <text:p>85,9%</text:p>
          </table:table-cell>
          <table:table-cell office:value-type="float" office:value="4591344" table:style-name="ce44">
            <text:p>4.591.344</text:p>
          </table:table-cell>
          <table:table-cell office:value-type="percentage" office:value="0.73692568522453528" table:style-name="ce45">
            <text:p>73,7%</text:p>
          </table:table-cell>
          <table:table-cell office:value-type="float" office:value="3610949" table:style-name="ce44">
            <text:p>3.610.949</text:p>
          </table:table-cell>
          <table:table-cell office:value-type="percentage" office:value="0.73027540933212531" table:style-name="ce45">
            <text:p>73,0%</text:p>
          </table:table-cell>
          <table:table-cell office:value-type="float" office:value="2899825" table:style-name="ce44">
            <text:p>2.899.825</text:p>
          </table:table-cell>
          <table:table-cell office:value-type="percentage" office:value="0.74570819037587499" table:style-name="ce45">
            <text:p>74,6%</text:p>
          </table:table-cell>
          <table:table-cell office:value-type="float" office:value="36447564" table:style-name="ce44">
            <text:p>36.447.564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6533033480883004" table:style-name="ce45">
            <text:p>86,5%</text:p>
          </table:table-cell>
          <table:table-cell office:value-type="percentage" office:value="0.768112820870546" table:style-name="ce45">
            <text:p>76,8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27T14:58:22Z</meta:creation-date>
    <dc:date>2021-09-27T14:58:47Z</dc:date>
  </office:meta>
</office:document-meta>
</file>